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8D9478F7DA3F2A1.png" manifest:media-type="image/png"/>
  <manifest:file-entry manifest:full-path="Pictures/100000000000078000000438194F0123C9A55513.png" manifest:media-type="image/png"/>
  <manifest:file-entry manifest:full-path="Pictures/100002010000014B0000011FA615182D76FADC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in"/>
    </style:style>
    <style:style style:name="Table1.B" style:family="table-column">
      <style:table-column-properties style:column-width="4.6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5e85" officeooo:paragraph-rsid="001a5e85"/>
    </style:style>
    <style:style style:name="P2" style:family="paragraph" style:parent-style-name="Standard">
      <style:text-properties officeooo:rsid="001c71a0" officeooo:paragraph-rsid="001c71a0"/>
    </style:style>
    <style:style style:name="P3" style:family="paragraph" style:parent-style-name="Standard">
      <style:text-properties fo:font-weight="normal" officeooo:rsid="001f03d7" officeooo:paragraph-rsid="001c71a0" style:font-weight-asian="normal" style:font-weight-complex="normal"/>
    </style:style>
    <style:style style:name="P4" style:family="paragraph" style:parent-style-name="Text_20_body">
      <style:text-properties style:font-name="Segoe UI" fo:font-size="11.5pt" fo:background-color="#ffffff"/>
    </style:style>
    <style:style style:name="P5" style:family="paragraph" style:parent-style-name="Text_20_body">
      <style:text-properties style:font-name="Segoe UI" fo:font-size="11.5pt" fo:language="en" fo:country="US" fo:background-color="#ffffff"/>
    </style:style>
    <style:style style:name="P6" style:family="paragraph" style:parent-style-name="Text_20_body">
      <style:paragraph-properties fo:orphans="2" fo:widows="2"/>
      <style:text-properties style:font-name="Segoe UI" fo:font-size="11.5pt" fo:language="en" fo:country="US" fo:background-color="#ffffff"/>
    </style:style>
    <style:style style:name="P7" style:family="paragraph" style:parent-style-name="Text_20_body">
      <style:paragraph-properties fo:orphans="2" fo:widows="2"/>
      <style:text-properties fo:background-color="#ffffff"/>
    </style:style>
    <style:style style:name="P8" style:family="paragraph" style:parent-style-name="Text_20_body">
      <style:text-properties officeooo:rsid="00534862" officeooo:paragraph-rsid="00534862"/>
    </style:style>
    <style:style style:name="P9" style:family="paragraph" style:parent-style-name="Text_20_body">
      <style:text-properties fo:font-weight="normal" officeooo:rsid="005c8837" officeooo:paragraph-rsid="005b05c7" style:font-weight-asian="normal" style:font-weight-complex="normal"/>
    </style:style>
    <style:style style:name="P10" style:family="paragraph" style:parent-style-name="Text_20_body">
      <style:text-properties fo:font-weight="normal" officeooo:rsid="00a9af47" officeooo:paragraph-rsid="00b13dc1" style:font-weight-asian="normal" style:font-weight-complex="normal"/>
    </style:style>
    <style:style style:name="P11" style:family="paragraph" style:parent-style-name="Text_20_body">
      <style:text-properties fo:font-weight="normal" officeooo:rsid="00b13dc1" officeooo:paragraph-rsid="00b13dc1" style:font-weight-asian="normal" style:font-weight-complex="normal"/>
    </style:style>
    <style:style style:name="P12" style:family="paragraph" style:parent-style-name="Text_20_body">
      <style:text-properties fo:font-weight="normal" officeooo:rsid="00b3f161" officeooo:paragraph-rsid="00b3f161" style:font-weight-asian="normal" style:font-weight-complex="normal"/>
    </style:style>
    <style:style style:name="P13" style:family="paragraph" style:parent-style-name="Text_20_body">
      <style:text-properties fo:font-weight="bold" officeooo:rsid="00ecafd0" officeooo:paragraph-rsid="00f02d06" style:font-weight-asian="bold" style:font-weight-complex="bold"/>
    </style:style>
    <style:style style:name="P14" style:family="paragraph" style:parent-style-name="Text_20_body">
      <style:text-properties fo:font-weight="bold" officeooo:rsid="00f167a7" officeooo:paragraph-rsid="00f2cf0b" style:font-weight-asian="bold" style:font-weight-complex="bold"/>
    </style:style>
    <style:style style:name="P15" style:family="paragraph" style:parent-style-name="Text_20_body">
      <style:text-properties fo:font-weight="bold" officeooo:rsid="00f167a7" officeooo:paragraph-rsid="00f42c15" style:font-weight-asian="bold" style:font-weight-complex="bold"/>
    </style:style>
    <style:style style:name="P16" style:family="paragraph" style:parent-style-name="Text_20_body">
      <style:text-properties fo:font-weight="bold" officeooo:rsid="00f167a7" officeooo:paragraph-rsid="00f79e4f" style:font-weight-asian="bold" style:font-weight-complex="bold"/>
    </style:style>
    <style:style style:name="P17" style:family="paragraph" style:parent-style-name="Text_20_body">
      <style:text-properties fo:font-weight="bold" officeooo:rsid="00f167a7" officeooo:paragraph-rsid="01075c19" style:font-weight-asian="bold" style:font-weight-complex="bold"/>
    </style:style>
    <style:style style:name="P18" style:family="paragraph" style:parent-style-name="Text_20_body">
      <style:text-properties fo:font-weight="bold" officeooo:rsid="00fc28a6" officeooo:paragraph-rsid="00fc28a6" style:font-weight-asian="bold" style:font-weight-complex="bold"/>
    </style:style>
    <style:style style:name="P19" style:family="paragraph" style:parent-style-name="Text_20_body">
      <style:text-properties fo:font-weight="bold" officeooo:rsid="0100732d" officeooo:paragraph-rsid="0100732d" style:font-weight-asian="bold" style:font-weight-complex="bold"/>
    </style:style>
    <style:style style:name="P20" style:family="paragraph" style:parent-style-name="Text_20_body">
      <style:text-properties fo:font-weight="bold" officeooo:rsid="01035d88" officeooo:paragraph-rsid="01035d88" style:font-weight-asian="bold" style:font-weight-complex="bold"/>
    </style:style>
    <style:style style:name="P21" style:family="paragraph" style:parent-style-name="Text_20_body">
      <style:text-properties fo:font-weight="bold" officeooo:rsid="010903e2" officeooo:paragraph-rsid="01092c49" style:font-weight-asian="bold" style:font-weight-complex="bold"/>
    </style:style>
    <style:style style:name="P22" style:family="paragraph" style:parent-style-name="Text_20_body">
      <style:text-properties fo:font-weight="bold" officeooo:rsid="010a052f" officeooo:paragraph-rsid="010a052f" style:font-weight-asian="bold" style:font-weight-complex="bold"/>
    </style:style>
    <style:style style:name="P23" style:family="paragraph" style:parent-style-name="Text_20_body">
      <style:text-properties fo:font-weight="bold" officeooo:rsid="010b0e1d" officeooo:paragraph-rsid="010b0e1d" style:font-weight-asian="bold" style:font-weight-complex="bold"/>
    </style:style>
    <style:style style:name="P24" style:family="paragraph" style:parent-style-name="Text_20_body">
      <style:text-properties officeooo:rsid="00b8d333" officeooo:paragraph-rsid="00b8d333"/>
    </style:style>
    <style:style style:name="P25" style:family="paragraph" style:parent-style-name="Text_20_body">
      <style:text-properties officeooo:rsid="00ba266f" officeooo:paragraph-rsid="00ba266f"/>
    </style:style>
    <style:style style:name="P26" style:family="paragraph" style:parent-style-name="Text_20_body">
      <style:text-properties officeooo:rsid="00baec57" officeooo:paragraph-rsid="00c55ea9"/>
    </style:style>
    <style:style style:name="P27" style:family="paragraph" style:parent-style-name="Text_20_body">
      <style:text-properties officeooo:rsid="00c74fc6" officeooo:paragraph-rsid="00c74fc6"/>
    </style:style>
    <style:style style:name="P28" style:family="paragraph" style:parent-style-name="Text_20_body">
      <style:text-properties officeooo:rsid="00c94474" officeooo:paragraph-rsid="00c94474"/>
    </style:style>
    <style:style style:name="P29" style:family="paragraph" style:parent-style-name="Text_20_body">
      <style:text-properties officeooo:rsid="00d516fd" officeooo:paragraph-rsid="00d516fd"/>
    </style:style>
    <style:style style:name="P30" style:family="paragraph" style:parent-style-name="Text_20_body">
      <style:text-properties officeooo:rsid="00d64a5c" officeooo:paragraph-rsid="00d64a5c"/>
    </style:style>
    <style:style style:name="P31" style:family="paragraph" style:parent-style-name="Text_20_body">
      <style:text-properties officeooo:rsid="00d82622" officeooo:paragraph-rsid="00d82622"/>
    </style:style>
    <style:style style:name="P32" style:family="paragraph" style:parent-style-name="Text_20_body">
      <style:text-properties officeooo:rsid="00d8907e" officeooo:paragraph-rsid="00d8907e"/>
    </style:style>
    <style:style style:name="P33" style:family="paragraph" style:parent-style-name="Text_20_body">
      <style:text-properties officeooo:rsid="00dabcf1" officeooo:paragraph-rsid="00dabcf1"/>
    </style:style>
    <style:style style:name="P34" style:family="paragraph" style:parent-style-name="Text_20_body">
      <style:text-properties officeooo:rsid="00dcb1e3" officeooo:paragraph-rsid="00dcb1e3"/>
    </style:style>
    <style:style style:name="P35" style:family="paragraph" style:parent-style-name="Table_20_Contents">
      <style:text-properties officeooo:rsid="00cba286" officeooo:paragraph-rsid="00cba286"/>
    </style:style>
    <style:style style:name="P36" style:family="paragraph" style:parent-style-name="Table_20_Contents">
      <style:text-properties officeooo:rsid="00ccfea8" officeooo:paragraph-rsid="00cba286"/>
    </style:style>
    <style:style style:name="P37" style:family="paragraph" style:parent-style-name="Table_20_Contents">
      <style:text-properties officeooo:rsid="00ccfea8" officeooo:paragraph-rsid="00ccfea8"/>
    </style:style>
    <style:style style:name="P38" style:family="paragraph" style:parent-style-name="Standard" style:list-style-name="L2">
      <style:text-properties officeooo:rsid="001fe2b9" officeooo:paragraph-rsid="001fe2b9"/>
    </style:style>
    <style:style style:name="P39" style:family="paragraph" style:parent-style-name="Standard" style:list-style-name="L2">
      <style:text-properties fo:font-weight="normal" officeooo:rsid="002107b9" officeooo:paragraph-rsid="002107b9" style:font-weight-asian="normal" style:font-weight-complex="normal"/>
    </style:style>
    <style:style style:name="P40" style:family="paragraph" style:parent-style-name="Standard" style:list-style-name="L2">
      <style:text-properties officeooo:rsid="00230ea7" officeooo:paragraph-rsid="00230ea7"/>
    </style:style>
    <style:style style:name="P41" style:family="paragraph" style:parent-style-name="Standard" style:list-style-name="L2">
      <style:text-properties officeooo:rsid="00253aa5" officeooo:paragraph-rsid="00253aa5"/>
    </style:style>
    <style:style style:name="P42" style:family="paragraph" style:parent-style-name="Text_20_body" style:list-style-name="L1">
      <style:text-properties officeooo:rsid="0056495a" officeooo:paragraph-rsid="0056495a"/>
    </style:style>
    <style:style style:name="P43" style:family="paragraph" style:parent-style-name="Text_20_body" style:list-style-name="L1">
      <style:text-properties officeooo:rsid="006cb390" officeooo:paragraph-rsid="006cb390"/>
    </style:style>
    <style:style style:name="P44" style:family="paragraph" style:parent-style-name="Text_20_body" style:list-style-name="L3"/>
    <style:style style:name="P45" style:family="paragraph" style:parent-style-name="Text_20_body" style:list-style-name="L3">
      <style:text-properties fo:font-weight="normal" style:font-weight-asian="normal" style:font-weight-complex="normal"/>
    </style:style>
    <style:style style:name="P46" style:family="paragraph" style:parent-style-name="Text_20_body" style:list-style-name="L3">
      <style:text-properties fo:font-weight="normal" officeooo:rsid="00314e16" officeooo:paragraph-rsid="00314e16" style:font-weight-asian="normal" style:font-weight-complex="normal"/>
    </style:style>
    <style:style style:name="P47" style:family="paragraph" style:parent-style-name="Text_20_body" style:list-style-name="L3">
      <style:text-properties fo:font-weight="normal" officeooo:rsid="00333cfa" officeooo:paragraph-rsid="00333cfa" style:font-weight-asian="normal" style:font-weight-complex="normal"/>
    </style:style>
    <style:style style:name="P48" style:family="paragraph" style:parent-style-name="Text_20_body" style:list-style-name="L3">
      <style:text-properties fo:font-weight="normal" officeooo:rsid="0034826a" officeooo:paragraph-rsid="0034826a" style:font-weight-asian="normal" style:font-weight-complex="normal"/>
    </style:style>
    <style:style style:name="P49" style:family="paragraph" style:parent-style-name="Text_20_body" style:list-style-name="L3">
      <style:text-properties fo:font-weight="normal" officeooo:rsid="00366734" officeooo:paragraph-rsid="00366734" style:font-weight-asian="normal" style:font-weight-complex="normal"/>
    </style:style>
    <style:style style:name="P50" style:family="paragraph" style:parent-style-name="Text_20_body" style:list-style-name="L3">
      <style:text-properties fo:font-weight="normal" officeooo:rsid="0037349a" officeooo:paragraph-rsid="0037349a" style:font-weight-asian="normal" style:font-weight-complex="normal"/>
    </style:style>
    <style:style style:name="P51" style:family="paragraph" style:parent-style-name="Text_20_body" style:list-style-name="L3">
      <style:text-properties fo:font-weight="normal" officeooo:rsid="003874ba" officeooo:paragraph-rsid="003874ba" style:font-weight-asian="normal" style:font-weight-complex="normal"/>
    </style:style>
    <style:style style:name="P52" style:family="paragraph" style:parent-style-name="Text_20_body" style:list-style-name="L3">
      <style:text-properties fo:font-weight="normal" officeooo:rsid="0038d5ac" officeooo:paragraph-rsid="0038d5ac" style:font-weight-asian="normal" style:font-weight-complex="normal"/>
    </style:style>
    <style:style style:name="P53" style:family="paragraph" style:parent-style-name="Text_20_body" style:list-style-name="L3">
      <style:text-properties fo:font-weight="normal" officeooo:rsid="003cf186" officeooo:paragraph-rsid="003cf186" style:font-weight-asian="normal" style:font-weight-complex="normal"/>
    </style:style>
    <style:style style:name="P54" style:family="paragraph" style:parent-style-name="Text_20_body" style:list-style-name="L3">
      <style:text-properties fo:font-weight="normal" officeooo:rsid="003f00ed" officeooo:paragraph-rsid="003f00ed" style:font-weight-asian="normal" style:font-weight-complex="normal"/>
    </style:style>
    <style:style style:name="P55" style:family="paragraph" style:parent-style-name="Text_20_body" style:list-style-name="L3">
      <style:text-properties fo:font-weight="normal" officeooo:rsid="0040f4ae" officeooo:paragraph-rsid="0040f4ae" style:font-weight-asian="normal" style:font-weight-complex="normal"/>
    </style:style>
    <style:style style:name="P56" style:family="paragraph" style:parent-style-name="Text_20_body" style:list-style-name="L3">
      <style:text-properties fo:font-weight="normal" officeooo:rsid="00430438" officeooo:paragraph-rsid="00430438" style:font-weight-asian="normal" style:font-weight-complex="normal"/>
    </style:style>
    <style:style style:name="P57" style:family="paragraph" style:parent-style-name="Text_20_body" style:list-style-name="L3">
      <style:text-properties fo:font-weight="normal" officeooo:rsid="00469c50" officeooo:paragraph-rsid="00469c50" style:font-weight-asian="normal" style:font-weight-complex="normal"/>
    </style:style>
    <style:style style:name="P58" style:family="paragraph" style:parent-style-name="Text_20_body" style:list-style-name="L4">
      <style:text-properties fo:font-weight="normal" officeooo:rsid="006360f0" officeooo:paragraph-rsid="006360f0" style:font-weight-asian="normal" style:font-weight-complex="normal"/>
    </style:style>
    <style:style style:name="P59" style:family="paragraph" style:parent-style-name="Text_20_body" style:list-style-name="L4">
      <style:text-properties fo:font-weight="normal" officeooo:rsid="0065d325" officeooo:paragraph-rsid="0065d325" style:font-weight-asian="normal" style:font-weight-complex="normal"/>
    </style:style>
    <style:style style:name="P60" style:family="paragraph" style:parent-style-name="Text_20_body" style:list-style-name="L4">
      <style:text-properties fo:font-weight="normal" officeooo:rsid="0067e0e2" officeooo:paragraph-rsid="0067e0e2" style:font-weight-asian="normal" style:font-weight-complex="normal"/>
    </style:style>
    <style:style style:name="P61" style:family="paragraph" style:parent-style-name="Text_20_body" style:list-style-name="L4">
      <style:text-properties fo:font-weight="normal" officeooo:rsid="006b5a9a" officeooo:paragraph-rsid="006b5a9a" style:font-weight-asian="normal" style:font-weight-complex="normal"/>
    </style:style>
    <style:style style:name="P62" style:family="paragraph" style:parent-style-name="Text_20_body" style:list-style-name="L4">
      <style:text-properties fo:font-weight="normal" officeooo:rsid="006d6e86" officeooo:paragraph-rsid="006d6e86" style:font-weight-asian="normal" style:font-weight-complex="normal"/>
    </style:style>
    <style:style style:name="P63" style:family="paragraph" style:parent-style-name="Text_20_body" style:list-style-name="L4">
      <style:text-properties fo:font-weight="normal" officeooo:rsid="0070044f" officeooo:paragraph-rsid="0070044f" style:font-weight-asian="normal" style:font-weight-complex="normal"/>
    </style:style>
    <style:style style:name="P64" style:family="paragraph" style:parent-style-name="Text_20_body" style:list-style-name="L4">
      <style:text-properties fo:font-weight="normal" officeooo:rsid="0072c3bf" officeooo:paragraph-rsid="0072c3bf" style:font-weight-asian="normal" style:font-weight-complex="normal"/>
    </style:style>
    <style:style style:name="P65" style:family="paragraph" style:parent-style-name="Text_20_body" style:list-style-name="L4">
      <style:text-properties fo:font-weight="normal" officeooo:rsid="00785b82" officeooo:paragraph-rsid="0078d480" style:font-weight-asian="normal" style:font-weight-complex="normal"/>
    </style:style>
    <style:style style:name="P66" style:family="paragraph" style:parent-style-name="Text_20_body" style:list-style-name="L4">
      <style:text-properties fo:font-weight="normal" officeooo:rsid="007d318d" officeooo:paragraph-rsid="007d318d" style:font-weight-asian="normal" style:font-weight-complex="normal"/>
    </style:style>
    <style:style style:name="P67" style:family="paragraph" style:parent-style-name="Text_20_body" style:list-style-name="L4">
      <style:text-properties fo:font-weight="normal" officeooo:rsid="007fd0f6" officeooo:paragraph-rsid="007fd0f6" style:font-weight-asian="normal" style:font-weight-complex="normal"/>
    </style:style>
    <style:style style:name="P68" style:family="paragraph" style:parent-style-name="Text_20_body" style:list-style-name="L4">
      <style:text-properties fo:font-weight="normal" officeooo:rsid="00814b83" officeooo:paragraph-rsid="00814b83" style:font-weight-asian="normal" style:font-weight-complex="normal"/>
    </style:style>
    <style:style style:name="P69" style:family="paragraph" style:parent-style-name="Text_20_body" style:list-style-name="L4">
      <style:text-properties fo:font-weight="normal" officeooo:rsid="00822c07" officeooo:paragraph-rsid="00822c07" style:font-weight-asian="normal" style:font-weight-complex="normal"/>
    </style:style>
    <style:style style:name="P70" style:family="paragraph" style:parent-style-name="Text_20_body" style:list-style-name="L4">
      <style:text-properties fo:font-weight="normal" officeooo:rsid="0082e489" officeooo:paragraph-rsid="0082e489" style:font-weight-asian="normal" style:font-weight-complex="normal"/>
    </style:style>
    <style:style style:name="P71" style:family="paragraph" style:parent-style-name="Text_20_body" style:list-style-name="L4">
      <style:text-properties fo:font-weight="normal" officeooo:rsid="0083d5e6" officeooo:paragraph-rsid="0083d5e6" style:font-weight-asian="normal" style:font-weight-complex="normal"/>
    </style:style>
    <style:style style:name="P72" style:family="paragraph" style:parent-style-name="Text_20_body" style:list-style-name="L4">
      <style:text-properties fo:font-weight="normal" officeooo:rsid="00875711" officeooo:paragraph-rsid="00875711" style:font-weight-asian="normal" style:font-weight-complex="normal"/>
    </style:style>
    <style:style style:name="P73" style:family="paragraph" style:parent-style-name="Text_20_body" style:list-style-name="L4">
      <style:text-properties fo:font-weight="normal" officeooo:rsid="0087e0c2" officeooo:paragraph-rsid="0087e0c2" style:font-weight-asian="normal" style:font-weight-complex="normal"/>
    </style:style>
    <style:style style:name="P74" style:family="paragraph" style:parent-style-name="Text_20_body" style:list-style-name="L4">
      <style:text-properties fo:font-weight="normal" officeooo:rsid="0088fb88" officeooo:paragraph-rsid="0088fb88" style:font-weight-asian="normal" style:font-weight-complex="normal"/>
    </style:style>
    <style:style style:name="P75" style:family="paragraph" style:parent-style-name="Text_20_body" style:list-style-name="L4">
      <style:text-properties fo:font-weight="normal" officeooo:rsid="0089edbb" officeooo:paragraph-rsid="0089edbb" style:font-weight-asian="normal" style:font-weight-complex="normal"/>
    </style:style>
    <style:style style:name="P76" style:family="paragraph" style:parent-style-name="Text_20_body" style:list-style-name="L4">
      <style:text-properties fo:font-weight="normal" officeooo:rsid="008e4009" officeooo:paragraph-rsid="008e4009" style:font-weight-asian="normal" style:font-weight-complex="normal"/>
    </style:style>
    <style:style style:name="P77" style:family="paragraph" style:parent-style-name="Text_20_body" style:list-style-name="L4">
      <style:text-properties fo:font-weight="normal" officeooo:rsid="008be992" officeooo:paragraph-rsid="008be992" style:font-weight-asian="normal" style:font-weight-complex="normal"/>
    </style:style>
    <style:style style:name="P78" style:family="paragraph" style:parent-style-name="Text_20_body" style:list-style-name="L4">
      <style:text-properties fo:font-weight="normal" officeooo:rsid="008d5b81" officeooo:paragraph-rsid="008d5b81" style:font-weight-asian="normal" style:font-weight-complex="normal"/>
    </style:style>
    <style:style style:name="P79" style:family="paragraph" style:parent-style-name="Text_20_body" style:list-style-name="L4">
      <style:text-properties fo:font-weight="normal" officeooo:rsid="009762fc" officeooo:paragraph-rsid="009762fc" style:font-weight-asian="normal" style:font-weight-complex="normal"/>
    </style:style>
    <style:style style:name="P80" style:family="paragraph" style:parent-style-name="Text_20_body" style:list-style-name="L4">
      <style:text-properties fo:font-weight="normal" officeooo:rsid="0097ff8a" officeooo:paragraph-rsid="0097ff8a" style:font-weight-asian="normal" style:font-weight-complex="normal"/>
    </style:style>
    <style:style style:name="P81" style:family="paragraph" style:parent-style-name="Text_20_body" style:list-style-name="L4">
      <style:text-properties fo:font-weight="normal" officeooo:rsid="009a3e91" officeooo:paragraph-rsid="009a3e91" style:font-weight-asian="normal" style:font-weight-complex="normal"/>
    </style:style>
    <style:style style:name="P82" style:family="paragraph" style:parent-style-name="Text_20_body" style:list-style-name="L4">
      <style:text-properties fo:font-weight="normal" officeooo:rsid="009d3fe1" officeooo:paragraph-rsid="009d3fe1" style:font-weight-asian="normal" style:font-weight-complex="normal"/>
    </style:style>
    <style:style style:name="P83" style:family="paragraph" style:parent-style-name="Text_20_body" style:list-style-name="L5">
      <style:text-properties fo:font-weight="normal" officeooo:rsid="00a38740" officeooo:paragraph-rsid="00a38740" style:font-weight-asian="normal" style:font-weight-complex="normal"/>
    </style:style>
    <style:style style:name="P84" style:family="paragraph" style:parent-style-name="Text_20_body" style:list-style-name="L5">
      <style:text-properties fo:font-weight="normal" officeooo:rsid="00a68da7" officeooo:paragraph-rsid="00a68da7" style:font-weight-asian="normal" style:font-weight-complex="normal"/>
    </style:style>
    <style:style style:name="P85" style:family="paragraph" style:parent-style-name="Text_20_body" style:list-style-name="L5">
      <style:text-properties fo:font-weight="normal" officeooo:rsid="00a9af47" officeooo:paragraph-rsid="00b13dc1" style:font-weight-asian="normal" style:font-weight-complex="normal"/>
    </style:style>
    <style:style style:name="P86" style:family="paragraph" style:parent-style-name="Text_20_body">
      <style:text-properties fo:font-weight="normal" officeooo:rsid="00ade500" officeooo:paragraph-rsid="00b13dc1" style:font-weight-asian="normal" style:font-weight-complex="normal"/>
    </style:style>
    <style:style style:name="P87" style:family="paragraph" style:parent-style-name="Text_20_body" style:list-style-name="L5">
      <style:text-properties fo:font-weight="normal" officeooo:rsid="00aa2426" officeooo:paragraph-rsid="00aa2426" style:font-weight-asian="normal" style:font-weight-complex="normal"/>
    </style:style>
    <style:style style:name="P88" style:family="paragraph" style:parent-style-name="Text_20_body" style:list-style-name="L5">
      <style:text-properties fo:font-weight="normal" officeooo:rsid="00ac7a39" officeooo:paragraph-rsid="00ac7a39" style:font-weight-asian="normal" style:font-weight-complex="normal"/>
    </style:style>
    <style:style style:name="P89" style:family="paragraph" style:parent-style-name="Text_20_body" style:list-style-name="L6">
      <style:text-properties fo:font-weight="normal" officeooo:rsid="00e61dc9" officeooo:paragraph-rsid="00e61dc9" style:font-weight-asian="normal" style:font-weight-complex="normal"/>
    </style:style>
    <style:style style:name="P90" style:family="paragraph" style:parent-style-name="Text_20_body" style:list-style-name="L6">
      <style:text-properties fo:font-weight="normal" officeooo:rsid="00eb5028" officeooo:paragraph-rsid="00eb5028" style:font-weight-asian="normal" style:font-weight-complex="normal"/>
    </style:style>
    <style:style style:name="P91" style:family="paragraph" style:parent-style-name="Text_20_body" style:list-style-name="L6">
      <style:text-properties fo:font-weight="normal" officeooo:rsid="00ec1ad6" officeooo:paragraph-rsid="00ec1ad6" style:font-weight-asian="normal" style:font-weight-complex="normal"/>
    </style:style>
    <style:style style:name="P92" style:family="paragraph" style:parent-style-name="Text_20_body" style:list-style-name="L6">
      <style:text-properties fo:font-weight="normal" officeooo:rsid="00ecafd0" officeooo:paragraph-rsid="00f02d06" style:font-weight-asian="normal" style:font-weight-complex="normal"/>
    </style:style>
    <style:style style:name="P93" style:family="paragraph" style:parent-style-name="Text_20_body" style:list-style-name="L7">
      <style:text-properties fo:font-weight="normal" officeooo:rsid="00f2a69b" officeooo:paragraph-rsid="00f2a69b" style:font-weight-asian="normal" style:font-weight-complex="normal"/>
    </style:style>
    <style:style style:name="P94" style:family="paragraph" style:parent-style-name="Text_20_body">
      <style:text-properties fo:font-weight="normal" officeooo:rsid="0100732d" officeooo:paragraph-rsid="0100732d" style:font-weight-asian="normal" style:font-weight-complex="normal"/>
    </style:style>
    <style:style style:name="P95" style:family="paragraph" style:parent-style-name="Text_20_body">
      <style:text-properties fo:font-weight="normal" officeooo:rsid="010539ac" officeooo:paragraph-rsid="010539ac" style:font-weight-asian="normal" style:font-weight-complex="normal"/>
    </style:style>
    <style:style style:name="P96" style:family="paragraph" style:parent-style-name="Text_20_body">
      <style:text-properties fo:font-weight="normal" officeooo:rsid="0106f265" officeooo:paragraph-rsid="0106f265" style:font-weight-asian="normal" style:font-weight-complex="normal"/>
    </style:style>
    <style:style style:name="P97" style:family="paragraph" style:parent-style-name="Text_20_body">
      <style:text-properties fo:font-weight="normal" officeooo:rsid="010d6d29" officeooo:paragraph-rsid="010d6d29" style:font-weight-asian="normal" style:font-weight-complex="normal"/>
    </style:style>
    <style:style style:name="P98" style:family="paragraph" style:parent-style-name="Text_20_body">
      <style:text-properties fo:font-weight="normal" officeooo:rsid="010ddadf" officeooo:paragraph-rsid="010ddadf" style:font-weight-asian="normal" style:font-weight-complex="normal"/>
    </style:style>
    <style:style style:name="P99" style:family="paragraph" style:parent-style-name="Text_20_body" style:list-style-name="L8">
      <style:text-properties fo:font-weight="normal" officeooo:rsid="0118e2a3" officeooo:paragraph-rsid="0119497a" style:font-weight-asian="normal" style:font-weight-complex="normal"/>
    </style:style>
    <style:style style:name="P100" style:family="paragraph" style:parent-style-name="Text_20_body" style:list-style-name="L8">
      <style:text-properties fo:font-weight="normal" officeooo:rsid="011f9c27" officeooo:paragraph-rsid="011f9c27" style:font-weight-asian="normal" style:font-weight-complex="normal"/>
    </style:style>
    <style:style style:name="P101" style:family="paragraph" style:parent-style-name="Text_20_body" style:list-style-name="L8">
      <style:text-properties fo:font-weight="normal" officeooo:rsid="0120db60" officeooo:paragraph-rsid="0120db60" style:font-weight-asian="normal" style:font-weight-complex="normal"/>
    </style:style>
    <style:style style:name="P102" style:family="paragraph" style:parent-style-name="Text_20_body">
      <style:text-properties fo:font-weight="normal" officeooo:rsid="012b5c41" officeooo:paragraph-rsid="012c0d90" style:font-weight-asian="normal" style:font-weight-complex="normal"/>
    </style:style>
    <style:style style:name="P103" style:family="paragraph" style:parent-style-name="Text_20_body">
      <style:text-properties fo:font-weight="normal" officeooo:rsid="012fb3d9" officeooo:paragraph-rsid="0130a9ca" style:font-weight-asian="normal" style:font-weight-complex="normal"/>
    </style:style>
    <style:style style:name="P104" style:family="paragraph" style:parent-style-name="Text_20_body">
      <style:text-properties fo:font-weight="normal" officeooo:rsid="01328814" officeooo:paragraph-rsid="01328814" style:font-weight-asian="normal" style:font-weight-complex="normal"/>
    </style:style>
    <style:style style:name="P105" style:family="paragraph" style:parent-style-name="Text_20_body" style:list-style-name="L9">
      <style:text-properties fo:font-weight="normal" officeooo:rsid="0135db03" officeooo:paragraph-rsid="0135db03" style:font-weight-asian="normal" style:font-weight-complex="normal"/>
    </style:style>
    <style:style style:name="P106" style:family="paragraph" style:parent-style-name="Text_20_body" style:list-style-name="L9">
      <style:text-properties fo:font-weight="normal" officeooo:rsid="0139ec63" officeooo:paragraph-rsid="0139ec63" style:font-weight-asian="normal" style:font-weight-complex="normal"/>
    </style:style>
    <style:style style:name="P107" style:family="paragraph" style:parent-style-name="Text_20_body" style:list-style-name="L9">
      <style:text-properties fo:font-weight="normal" officeooo:rsid="0139f7ec" officeooo:paragraph-rsid="0139f7ec" style:font-weight-asian="normal" style:font-weight-complex="normal"/>
    </style:style>
    <style:style style:name="P108" style:family="paragraph" style:parent-style-name="Text_20_body">
      <style:text-properties fo:font-weight="normal" officeooo:rsid="013bba4b" officeooo:paragraph-rsid="013bba4b" style:font-weight-asian="normal" style:font-weight-complex="normal"/>
    </style:style>
    <style:style style:name="P109" style:family="paragraph" style:parent-style-name="Text_20_body">
      <style:text-properties fo:font-weight="normal" officeooo:rsid="013ca6c2" officeooo:paragraph-rsid="013ca6c2" style:font-weight-asian="normal" style:font-weight-complex="normal"/>
    </style:style>
    <style:style style:name="P110" style:family="paragraph" style:parent-style-name="Text_20_body">
      <style:text-properties fo:font-weight="normal" officeooo:rsid="013f97e1" officeooo:paragraph-rsid="014118ba" style:font-weight-asian="normal" style:font-weight-complex="normal"/>
    </style:style>
    <style:style style:name="P111" style:family="paragraph" style:parent-style-name="Text_20_body">
      <style:text-properties fo:font-weight="normal" officeooo:rsid="014118ba" officeooo:paragraph-rsid="0142eff4" style:font-weight-asian="normal" style:font-weight-complex="normal"/>
    </style:style>
    <style:style style:name="P112" style:family="paragraph" style:parent-style-name="Text_20_body">
      <style:text-properties fo:font-weight="normal" officeooo:rsid="01511912" officeooo:paragraph-rsid="01511912" style:font-weight-asian="normal" style:font-weight-complex="normal"/>
    </style:style>
    <style:style style:name="P113" style:family="paragraph" style:parent-style-name="Text_20_body">
      <style:text-properties fo:font-weight="normal" officeooo:rsid="01516a1a" officeooo:paragraph-rsid="01516a1a" style:font-weight-asian="normal" style:font-weight-complex="normal"/>
    </style:style>
    <style:style style:name="P114" style:family="paragraph" style:parent-style-name="Text_20_body" style:list-style-name="L3">
      <style:text-properties fo:font-weight="bold" officeooo:rsid="00489191" officeooo:paragraph-rsid="00489191" style:font-weight-asian="bold" style:font-weight-complex="bold"/>
    </style:style>
    <style:style style:name="P115" style:family="paragraph" style:parent-style-name="Text_20_body" style:list-style-name="L4">
      <style:text-properties fo:font-weight="bold" officeooo:rsid="006f571c" officeooo:paragraph-rsid="006f571c" style:font-weight-asian="bold" style:font-weight-complex="bold"/>
    </style:style>
    <style:style style:name="P116" style:family="paragraph" style:parent-style-name="Text_20_body" style:list-style-name="L5">
      <style:text-properties fo:font-weight="bold" officeooo:rsid="00ab47ce" officeooo:paragraph-rsid="00ab47ce" style:font-weight-asian="bold" style:font-weight-complex="bold"/>
    </style:style>
    <style:style style:name="P117" style:family="paragraph" style:parent-style-name="Text_20_body" style:list-style-name="L6">
      <style:text-properties fo:font-weight="bold" officeooo:rsid="00e4e99b" officeooo:paragraph-rsid="00e4e99b" style:font-weight-asian="bold" style:font-weight-complex="bold"/>
    </style:style>
    <style:style style:name="P118" style:family="paragraph" style:parent-style-name="Text_20_body" style:list-style-name="L6">
      <style:text-properties fo:font-weight="bold" officeooo:rsid="00e61dc9" officeooo:paragraph-rsid="00e61dc9" style:font-weight-asian="bold" style:font-weight-complex="bold"/>
    </style:style>
    <style:style style:name="P119" style:family="paragraph" style:parent-style-name="Text_20_body" style:list-style-name="L6">
      <style:text-properties fo:font-weight="bold" officeooo:rsid="00e79033" officeooo:paragraph-rsid="00e79033" style:font-weight-asian="bold" style:font-weight-complex="bold"/>
    </style:style>
    <style:style style:name="P120" style:family="paragraph" style:parent-style-name="Text_20_body" style:list-style-name="L6">
      <style:text-properties fo:font-weight="bold" officeooo:rsid="00e97082" officeooo:paragraph-rsid="00e97082" style:font-weight-asian="bold" style:font-weight-complex="bold"/>
    </style:style>
    <style:style style:name="P121" style:family="paragraph" style:parent-style-name="Text_20_body" style:list-style-name="L6">
      <style:text-properties fo:font-weight="bold" officeooo:rsid="00ea6d6c" officeooo:paragraph-rsid="00ea6d6c" style:font-weight-asian="bold" style:font-weight-complex="bold"/>
    </style:style>
    <style:style style:name="P122" style:family="paragraph" style:parent-style-name="Text_20_body">
      <style:text-properties fo:font-weight="bold" officeooo:rsid="011277aa" officeooo:paragraph-rsid="011277aa" style:font-weight-asian="bold" style:font-weight-complex="bold"/>
    </style:style>
    <style:style style:name="P123" style:family="paragraph" style:parent-style-name="Text_20_body" style:list-style-name="L8">
      <style:text-properties fo:font-weight="bold" officeooo:rsid="01136889" officeooo:paragraph-rsid="01136889" style:font-weight-asian="bold" style:font-weight-complex="bold"/>
    </style:style>
    <style:style style:name="P124" style:family="paragraph" style:parent-style-name="Text_20_body" style:list-style-name="L8">
      <style:text-properties fo:font-weight="bold" officeooo:rsid="01142dea" officeooo:paragraph-rsid="01142dea" style:font-weight-asian="bold" style:font-weight-complex="bold"/>
    </style:style>
    <style:style style:name="P125" style:family="paragraph" style:parent-style-name="Text_20_body" style:list-style-name="L8">
      <style:text-properties fo:font-weight="bold" officeooo:rsid="0115888c" officeooo:paragraph-rsid="0115888c" style:font-weight-asian="bold" style:font-weight-complex="bold"/>
    </style:style>
    <style:style style:name="P126" style:family="paragraph" style:parent-style-name="Text_20_body" style:list-style-name="L8">
      <style:text-properties fo:font-weight="bold" officeooo:rsid="0116b213" officeooo:paragraph-rsid="0116b213" style:font-weight-asian="bold" style:font-weight-complex="bold"/>
    </style:style>
    <style:style style:name="P127" style:family="paragraph" style:parent-style-name="Text_20_body" style:list-style-name="L8">
      <style:text-properties fo:font-weight="bold" officeooo:rsid="01183567" officeooo:paragraph-rsid="01183567" style:font-weight-asian="bold" style:font-weight-complex="bold"/>
    </style:style>
    <style:style style:name="P128" style:family="paragraph" style:parent-style-name="Text_20_body" style:list-style-name="L8">
      <style:text-properties fo:font-weight="bold" officeooo:rsid="011a0942" officeooo:paragraph-rsid="011a0942" style:font-weight-asian="bold" style:font-weight-complex="bold"/>
    </style:style>
    <style:style style:name="P129" style:family="paragraph" style:parent-style-name="Text_20_body" style:list-style-name="L8">
      <style:text-properties fo:font-weight="bold" officeooo:rsid="011c02ed" officeooo:paragraph-rsid="011c02ed" style:font-weight-asian="bold" style:font-weight-complex="bold"/>
    </style:style>
    <style:style style:name="P130" style:family="paragraph" style:parent-style-name="Text_20_body" style:list-style-name="L8">
      <style:text-properties fo:font-weight="bold" officeooo:rsid="0123f7b4" officeooo:paragraph-rsid="0123f7b4" style:font-weight-asian="bold" style:font-weight-complex="bold"/>
    </style:style>
    <style:style style:name="P131" style:family="paragraph" style:parent-style-name="Text_20_body" style:list-style-name="L8">
      <style:text-properties fo:font-weight="bold" officeooo:rsid="0125eb83" officeooo:paragraph-rsid="0125eb83" style:font-weight-asian="bold" style:font-weight-complex="bold"/>
    </style:style>
    <style:style style:name="P132" style:family="paragraph" style:parent-style-name="Text_20_body" style:list-style-name="L8">
      <style:text-properties fo:font-weight="bold" officeooo:rsid="0128ce2a" officeooo:paragraph-rsid="0128ce2a" style:font-weight-asian="bold" style:font-weight-complex="bold"/>
    </style:style>
    <style:style style:name="P133" style:family="paragraph" style:parent-style-name="Text_20_body" style:list-style-name="L8">
      <style:text-properties fo:font-weight="bold" officeooo:rsid="012a5e67" officeooo:paragraph-rsid="012a5e67" style:font-weight-asian="bold" style:font-weight-complex="bold"/>
    </style:style>
    <style:style style:name="P134" style:family="paragraph" style:parent-style-name="Text_20_body">
      <style:text-properties fo:font-weight="bold" officeooo:rsid="01328814" officeooo:paragraph-rsid="01328814" style:font-weight-asian="bold" style:font-weight-complex="bold"/>
    </style:style>
    <style:style style:name="P135" style:family="paragraph" style:parent-style-name="Text_20_body">
      <style:text-properties fo:font-weight="bold" officeooo:rsid="01476c10" officeooo:paragraph-rsid="01476c10" style:font-weight-asian="bold" style:font-weight-complex="bold"/>
    </style:style>
    <style:style style:name="P136" style:family="paragraph" style:parent-style-name="Text_20_body">
      <style:text-properties fo:font-weight="bold" officeooo:rsid="01480108" officeooo:paragraph-rsid="01480108" style:font-weight-asian="bold" style:font-weight-complex="bold"/>
    </style:style>
    <style:style style:name="P137" style:family="paragraph" style:parent-style-name="Text_20_body">
      <style:text-properties fo:font-weight="bold" officeooo:rsid="0150802a" officeooo:paragraph-rsid="0150802a" style:font-weight-asian="bold" style:font-weight-complex="bold"/>
    </style:style>
    <style:style style:name="P138" style:family="paragraph" style:parent-style-name="Text_20_body" style:list-style-name="L4">
      <style:text-properties officeooo:rsid="00554632" officeooo:paragraph-rsid="00554632"/>
    </style:style>
    <style:style style:name="P139" style:family="paragraph" style:parent-style-name="Text_20_body" style:list-style-name="L4">
      <style:text-properties officeooo:rsid="0055d3a3" officeooo:paragraph-rsid="005980d4"/>
    </style:style>
    <style:style style:name="P140" style:family="paragraph" style:parent-style-name="Text_20_body" style:list-style-name="L4">
      <style:text-properties officeooo:rsid="006018ad" officeooo:paragraph-rsid="006018ad"/>
    </style:style>
    <style:style style:name="P141" style:family="paragraph" style:parent-style-name="Text_20_body" style:list-style-name="L4">
      <style:text-properties officeooo:rsid="005980d4" officeooo:paragraph-rsid="005980d4"/>
    </style:style>
    <style:style style:name="P142" style:family="paragraph" style:parent-style-name="Text_20_body" style:list-style-name="L4">
      <style:text-properties officeooo:rsid="005b05c7" officeooo:paragraph-rsid="005b05c7"/>
    </style:style>
    <style:style style:name="P143" style:family="paragraph" style:parent-style-name="Text_20_body" style:list-style-name="L4">
      <style:text-properties officeooo:rsid="006360f0" officeooo:paragraph-rsid="006360f0"/>
    </style:style>
    <style:style style:name="P144" style:family="paragraph" style:parent-style-name="Text_20_body" style:list-style-name="L4">
      <style:text-properties officeooo:rsid="006387a0" officeooo:paragraph-rsid="006387a0"/>
    </style:style>
    <style:style style:name="P145" style:family="paragraph" style:parent-style-name="Text_20_body" style:list-style-name="L4">
      <style:text-properties officeooo:rsid="00645585" officeooo:paragraph-rsid="00645585"/>
    </style:style>
    <style:style style:name="P146" style:family="paragraph" style:parent-style-name="Text_20_body" style:list-style-name="L4">
      <style:text-properties officeooo:rsid="0065c4d9" officeooo:paragraph-rsid="0065c4d9"/>
    </style:style>
    <style:style style:name="P147" style:family="paragraph" style:parent-style-name="Text_20_body" style:list-style-name="L5">
      <style:text-properties officeooo:rsid="00a6558d" officeooo:paragraph-rsid="00a6558d"/>
    </style:style>
    <style:style style:name="P148" style:family="paragraph" style:parent-style-name="Text_20_body" style:list-style-name="L5">
      <style:text-properties officeooo:rsid="00a1a8fb" officeooo:paragraph-rsid="00a1a8fb"/>
    </style:style>
    <style:style style:name="P149" style:family="paragraph" style:parent-style-name="Text_20_body" style:list-style-name="L5">
      <style:text-properties officeooo:rsid="00a3725a" officeooo:paragraph-rsid="00a3725a"/>
    </style:style>
    <style:style style:name="P150" style:family="paragraph" style:parent-style-name="Text_20_body">
      <style:text-properties officeooo:rsid="00c94474" officeooo:paragraph-rsid="00cba286"/>
    </style:style>
    <style:style style:name="P151" style:family="paragraph" style:parent-style-name="Text_20_body" style:list-style-name="L6">
      <style:text-properties officeooo:rsid="00e0a8bd" officeooo:paragraph-rsid="00e0a8bd"/>
    </style:style>
    <style:style style:name="P152" style:family="paragraph" style:parent-style-name="Text_20_body" style:list-style-name="L6">
      <style:text-properties officeooo:rsid="00e22723" officeooo:paragraph-rsid="00e22723"/>
    </style:style>
    <style:style style:name="P153" style:family="paragraph" style:parent-style-name="Text_20_body" style:list-style-name="L6">
      <style:text-properties officeooo:rsid="00e31660" officeooo:paragraph-rsid="00e31660"/>
    </style:style>
    <style:style style:name="P154" style:family="paragraph" style:parent-style-name="Text_20_body">
      <style:text-properties officeooo:rsid="014bff16" officeooo:paragraph-rsid="014bff16"/>
    </style:style>
    <style:style style:name="P155" style:family="paragraph" style:parent-style-name="Text_20_body">
      <style:text-properties officeooo:rsid="014dcca7" officeooo:paragraph-rsid="014dcca7"/>
    </style:style>
    <style:style style:name="P156" style:family="paragraph" style:parent-style-name="Text_20_body">
      <style:text-properties officeooo:rsid="014e5199" officeooo:paragraph-rsid="014e5199"/>
    </style:style>
    <style:style style:name="P157" style:family="paragraph" style:parent-style-name="Text_20_body">
      <style:text-properties officeooo:rsid="014fa62f" officeooo:paragraph-rsid="014fa62f"/>
    </style:style>
    <style:style style:name="P158" style:family="paragraph" style:parent-style-name="Text_20_body">
      <style:text-properties officeooo:rsid="01525a60" officeooo:paragraph-rsid="01525a60"/>
    </style:style>
    <style:style style:name="P159" style:family="paragraph" style:parent-style-name="Text_20_body">
      <style:paragraph-properties fo:break-before="page"/>
      <style:text-properties fo:font-weight="bold" officeooo:rsid="01456eb2" officeooo:paragraph-rsid="01456eb2" style:font-weight-asian="bold" style:font-weight-complex="bold"/>
    </style:style>
    <style:style style:name="P160" style:family="paragraph" style:parent-style-name="Text_20_body">
      <style:paragraph-properties fo:break-before="page"/>
      <style:text-properties officeooo:rsid="01525a60" officeooo:paragraph-rsid="01525a60"/>
    </style:style>
    <style:style style:name="P161" style:family="paragraph" style:parent-style-name="Heading_20_3">
      <style:paragraph-properties fo:break-before="page"/>
    </style:style>
    <style:style style:name="P162" style:family="paragraph" style:parent-style-name="Heading_20_1">
      <style:paragraph-properties fo:break-before="page"/>
    </style:style>
    <style:style style:name="P163"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font-name="Segoe UI" fo:font-size="11.5pt" fo:language="en" fo:country="US"/>
    </style:style>
    <style:style style:name="T3" style:family="text">
      <style:text-properties style:font-name="Segoe UI" fo:font-size="11.5pt" fo:language="en" fo:country="US" style:text-underline-style="solid" style:text-underline-width="auto" style:text-underline-color="font-color"/>
    </style:style>
    <style:style style:name="T4" style:family="text">
      <style:text-properties officeooo:rsid="001abcd0"/>
    </style:style>
    <style:style style:name="T5" style:family="text">
      <style:text-properties fo:font-weight="bold" style:font-weight-asian="bold" style:font-weight-complex="bold"/>
    </style:style>
    <style:style style:name="T6" style:family="text">
      <style:text-properties fo:font-weight="bold" officeooo:rsid="002f9ee1" style:font-weight-asian="bold" style:font-weight-complex="bold"/>
    </style:style>
    <style:style style:name="T7" style:family="text">
      <style:text-properties fo:font-weight="bold" officeooo:rsid="0042c162" style:font-weight-asian="bold" style:font-weight-complex="bold"/>
    </style:style>
    <style:style style:name="T8" style:family="text">
      <style:text-properties fo:font-weight="bold" officeooo:rsid="00536c8b" style:font-weight-asian="bold" style:font-weight-complex="bold"/>
    </style:style>
    <style:style style:name="T9" style:family="text">
      <style:text-properties fo:font-weight="bold" officeooo:rsid="00576ef2" style:font-weight-asian="bold" style:font-weight-complex="bold"/>
    </style:style>
    <style:style style:name="T10" style:family="text">
      <style:text-properties fo:font-weight="bold" officeooo:rsid="005bfa5b" style:font-weight-asian="bold" style:font-weight-complex="bold"/>
    </style:style>
    <style:style style:name="T11" style:family="text">
      <style:text-properties fo:font-weight="bold" officeooo:rsid="0073cbfd" style:font-weight-asian="bold" style:font-weight-complex="bold"/>
    </style:style>
    <style:style style:name="T12" style:family="text">
      <style:text-properties fo:font-weight="bold" officeooo:rsid="0075abeb" style:font-weight-asian="bold" style:font-weight-complex="bold"/>
    </style:style>
    <style:style style:name="T13" style:family="text">
      <style:text-properties fo:font-weight="bold" officeooo:rsid="00a7ceb0" style:font-weight-asian="bold" style:font-weight-complex="bold"/>
    </style:style>
    <style:style style:name="T14" style:family="text">
      <style:text-properties fo:font-weight="bold" officeooo:rsid="013ea474"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d1aa3" style:font-weight-asian="normal" style:font-weight-complex="normal"/>
    </style:style>
    <style:style style:name="T17" style:family="text">
      <style:text-properties fo:font-weight="normal" officeooo:rsid="001f03d7" style:font-weight-asian="normal" style:font-weight-complex="normal"/>
    </style:style>
    <style:style style:name="T18" style:family="text">
      <style:text-properties fo:font-weight="normal" officeooo:rsid="0023973f" style:font-weight-asian="normal" style:font-weight-complex="normal"/>
    </style:style>
    <style:style style:name="T19" style:family="text">
      <style:text-properties fo:font-weight="normal" officeooo:rsid="002689ed" style:font-weight-asian="normal" style:font-weight-complex="normal"/>
    </style:style>
    <style:style style:name="T20" style:family="text">
      <style:text-properties fo:font-weight="normal" officeooo:rsid="002dbed4" style:font-weight-asian="normal" style:font-weight-complex="normal"/>
    </style:style>
    <style:style style:name="T21" style:family="text">
      <style:text-properties fo:font-weight="normal" officeooo:rsid="002f9ee1" style:font-weight-asian="normal" style:font-weight-complex="normal"/>
    </style:style>
    <style:style style:name="T22" style:family="text">
      <style:text-properties fo:font-weight="normal" officeooo:rsid="00539f74" style:font-weight-asian="normal" style:font-weight-complex="normal"/>
    </style:style>
    <style:style style:name="T23" style:family="text">
      <style:text-properties fo:font-weight="normal" officeooo:rsid="005ae6f5" style:font-weight-asian="normal" style:font-weight-complex="normal"/>
    </style:style>
    <style:style style:name="T24" style:family="text">
      <style:text-properties fo:font-weight="normal" officeooo:rsid="005c8837" style:font-weight-asian="normal" style:font-weight-complex="normal"/>
    </style:style>
    <style:style style:name="T25" style:family="text">
      <style:text-properties fo:font-weight="normal" officeooo:rsid="00e4e99b" style:font-weight-asian="normal" style:font-weight-complex="normal"/>
    </style:style>
    <style:style style:name="T26" style:family="text">
      <style:text-properties fo:font-weight="normal" officeooo:rsid="00e64194" style:font-weight-asian="normal" style:font-weight-complex="normal"/>
    </style:style>
    <style:style style:name="T27" style:family="text">
      <style:text-properties fo:font-weight="normal" officeooo:rsid="00e97082" style:font-weight-asian="normal" style:font-weight-complex="normal"/>
    </style:style>
    <style:style style:name="T28" style:family="text">
      <style:text-properties fo:font-weight="normal" officeooo:rsid="00f02d06" style:font-weight-asian="normal" style:font-weight-complex="normal"/>
    </style:style>
    <style:style style:name="T29" style:family="text">
      <style:text-properties fo:font-weight="normal" officeooo:rsid="00ee34a2" style:font-weight-asian="normal" style:font-weight-complex="normal"/>
    </style:style>
    <style:style style:name="T30" style:family="text">
      <style:text-properties fo:font-weight="normal" officeooo:rsid="00f192bf" style:font-weight-asian="normal" style:font-weight-complex="normal"/>
    </style:style>
    <style:style style:name="T31" style:family="text">
      <style:text-properties fo:font-weight="normal" officeooo:rsid="00f2cf0b" style:font-weight-asian="normal" style:font-weight-complex="normal"/>
    </style:style>
    <style:style style:name="T32" style:family="text">
      <style:text-properties fo:font-weight="normal" officeooo:rsid="00f42c15" style:font-weight-asian="normal" style:font-weight-complex="normal"/>
    </style:style>
    <style:style style:name="T33" style:family="text">
      <style:text-properties fo:font-weight="normal" officeooo:rsid="00f8e21f" style:font-weight-asian="normal" style:font-weight-complex="normal"/>
    </style:style>
    <style:style style:name="T34" style:family="text">
      <style:text-properties fo:font-weight="normal" officeooo:rsid="00f92c95" style:font-weight-asian="normal" style:font-weight-complex="normal"/>
    </style:style>
    <style:style style:name="T35" style:family="text">
      <style:text-properties fo:font-weight="normal" officeooo:rsid="00fdb6f8" style:font-weight-asian="normal" style:font-weight-complex="normal"/>
    </style:style>
    <style:style style:name="T36" style:family="text">
      <style:text-properties fo:font-weight="normal" officeooo:rsid="00fe27db" style:font-weight-asian="normal" style:font-weight-complex="normal"/>
    </style:style>
    <style:style style:name="T37" style:family="text">
      <style:text-properties fo:font-weight="normal" officeooo:rsid="0101bf7e" style:font-weight-asian="normal" style:font-weight-complex="normal"/>
    </style:style>
    <style:style style:name="T38" style:family="text">
      <style:text-properties fo:font-weight="normal" officeooo:rsid="01075c19" style:font-weight-asian="normal" style:font-weight-complex="normal"/>
    </style:style>
    <style:style style:name="T39" style:family="text">
      <style:text-properties fo:font-weight="normal" officeooo:rsid="01092c49" style:font-weight-asian="normal" style:font-weight-complex="normal"/>
    </style:style>
    <style:style style:name="T40" style:family="text">
      <style:text-properties fo:font-weight="normal" officeooo:rsid="010b2f50" style:font-weight-asian="normal" style:font-weight-complex="normal"/>
    </style:style>
    <style:style style:name="T41" style:family="text">
      <style:text-properties fo:font-weight="normal" officeooo:rsid="011a7c40" style:font-weight-asian="normal" style:font-weight-complex="normal"/>
    </style:style>
    <style:style style:name="T42" style:family="text">
      <style:text-properties fo:font-weight="normal" officeooo:rsid="011bbc6c" style:font-weight-asian="normal" style:font-weight-complex="normal"/>
    </style:style>
    <style:style style:name="T43" style:family="text">
      <style:text-properties fo:font-weight="normal" officeooo:rsid="01243975" style:font-weight-asian="normal" style:font-weight-complex="normal"/>
    </style:style>
    <style:style style:name="T44" style:family="text">
      <style:text-properties fo:font-weight="normal" officeooo:rsid="0128fea2" style:font-weight-asian="normal" style:font-weight-complex="normal"/>
    </style:style>
    <style:style style:name="T45" style:family="text">
      <style:text-properties fo:font-weight="normal" officeooo:rsid="0135db03" style:font-weight-asian="normal" style:font-weight-complex="normal"/>
    </style:style>
    <style:style style:name="T46" style:family="text">
      <style:text-properties fo:font-weight="normal" officeooo:rsid="0138e142" style:font-weight-asian="normal" style:font-weight-complex="normal"/>
    </style:style>
    <style:style style:name="T47" style:family="text">
      <style:text-properties fo:font-weight="normal" officeooo:rsid="0146d2fa" style:font-weight-asian="normal" style:font-weight-complex="normal"/>
    </style:style>
    <style:style style:name="T48" style:family="text">
      <style:text-properties fo:font-weight="normal" officeooo:rsid="01499ed8" style:font-weight-asian="normal" style:font-weight-complex="normal"/>
    </style:style>
    <style:style style:name="T49" style:family="text">
      <style:text-properties officeooo:rsid="00379b2d"/>
    </style:style>
    <style:style style:name="T50" style:family="text">
      <style:text-properties officeooo:rsid="003a0e21"/>
    </style:style>
    <style:style style:name="T51" style:family="text">
      <style:text-properties officeooo:rsid="003e339f"/>
    </style:style>
    <style:style style:name="T52" style:family="text">
      <style:text-properties officeooo:rsid="0042c162"/>
    </style:style>
    <style:style style:name="T53" style:family="text">
      <style:text-properties officeooo:rsid="004492fc"/>
    </style:style>
    <style:style style:name="T54" style:family="text">
      <style:text-properties officeooo:rsid="00498eac"/>
    </style:style>
    <style:style style:name="T55" style:family="text">
      <style:text-properties officeooo:rsid="004cf726"/>
    </style:style>
    <style:style style:name="T56" style:family="text">
      <style:text-properties officeooo:rsid="004e247c"/>
    </style:style>
    <style:style style:name="T57" style:family="text">
      <style:text-properties officeooo:rsid="00536c8b"/>
    </style:style>
    <style:style style:name="T58" style:family="text">
      <style:text-properties officeooo:rsid="006d6e86"/>
    </style:style>
    <style:style style:name="T59" style:family="text">
      <style:text-properties officeooo:rsid="0070773a"/>
    </style:style>
    <style:style style:name="T60" style:family="text">
      <style:text-properties officeooo:rsid="0075abeb"/>
    </style:style>
    <style:style style:name="T61" style:family="text">
      <style:text-properties officeooo:rsid="0078d480"/>
    </style:style>
    <style:style style:name="T62" style:family="text">
      <style:text-properties officeooo:rsid="007b8f15"/>
    </style:style>
    <style:style style:name="T63" style:family="text">
      <style:text-properties officeooo:rsid="007df84f"/>
    </style:style>
    <style:style style:name="T64" style:family="text">
      <style:text-properties officeooo:rsid="0083e22c"/>
    </style:style>
    <style:style style:name="T65" style:family="text">
      <style:text-properties officeooo:rsid="008de60f"/>
    </style:style>
    <style:style style:name="T66" style:family="text">
      <style:text-properties officeooo:rsid="008e73fc"/>
    </style:style>
    <style:style style:name="T67" style:family="text">
      <style:text-properties officeooo:rsid="0091548e"/>
    </style:style>
    <style:style style:name="T68" style:family="text">
      <style:text-properties officeooo:rsid="0092ad79"/>
    </style:style>
    <style:style style:name="T69" style:family="text">
      <style:text-properties officeooo:rsid="0095362e"/>
    </style:style>
    <style:style style:name="T70" style:family="text">
      <style:text-properties officeooo:rsid="0095fd46"/>
    </style:style>
    <style:style style:name="T71" style:family="text">
      <style:text-properties officeooo:rsid="0099385b"/>
    </style:style>
    <style:style style:name="T72" style:family="text">
      <style:text-properties officeooo:rsid="009c1e93"/>
    </style:style>
    <style:style style:name="T73" style:family="text">
      <style:text-properties officeooo:rsid="00a5ae1c"/>
    </style:style>
    <style:style style:name="T74" style:family="text">
      <style:text-properties officeooo:rsid="00a7ceb0"/>
    </style:style>
    <style:style style:name="T75" style:family="text">
      <style:text-properties officeooo:rsid="00b1c065"/>
    </style:style>
    <style:style style:name="T76" style:family="text">
      <style:text-properties officeooo:rsid="00bbf15a"/>
    </style:style>
    <style:style style:name="T77" style:family="text">
      <style:text-properties officeooo:rsid="00ca8bc2"/>
    </style:style>
    <style:style style:name="T78" style:family="text">
      <style:text-properties officeooo:rsid="00cfd0b5"/>
    </style:style>
    <style:style style:name="T79" style:family="text">
      <style:text-properties officeooo:rsid="00d12e78"/>
    </style:style>
    <style:style style:name="T80" style:family="text">
      <style:text-properties officeooo:rsid="00dd106e"/>
    </style:style>
    <style:style style:name="T81" style:family="text">
      <style:text-properties officeooo:rsid="00f02d06"/>
    </style:style>
    <style:style style:name="T82" style:family="text">
      <style:text-properties officeooo:rsid="00f2cf0b"/>
    </style:style>
    <style:style style:name="T83" style:family="text">
      <style:text-properties officeooo:rsid="00f42c15"/>
    </style:style>
    <style:style style:name="T84" style:family="text">
      <style:text-properties officeooo:rsid="00fdb6f8"/>
    </style:style>
    <style:style style:name="T85" style:family="text">
      <style:text-properties officeooo:rsid="01075c19"/>
    </style:style>
    <style:style style:name="T86" style:family="text">
      <style:text-properties officeooo:rsid="010b2f50"/>
    </style:style>
    <style:style style:name="T87" style:family="text">
      <style:text-properties officeooo:rsid="01193568"/>
    </style:style>
    <style:style style:name="T88" style:family="text">
      <style:text-properties officeooo:rsid="011a7c40"/>
    </style:style>
    <style:style style:name="T89" style:family="text">
      <style:text-properties officeooo:rsid="011fa894"/>
    </style:style>
    <style:style style:name="T90" style:family="text">
      <style:text-properties officeooo:rsid="0123f7b4"/>
    </style:style>
    <style:style style:name="T91" style:family="text">
      <style:text-properties officeooo:rsid="0128fea2"/>
    </style:style>
    <style:style style:name="T92" style:family="text">
      <style:text-properties officeooo:rsid="012c0d90"/>
    </style:style>
    <style:style style:name="T93" style:family="text">
      <style:text-properties officeooo:rsid="0130a9ca"/>
    </style:style>
    <style:style style:name="T94" style:family="text">
      <style:text-properties officeooo:rsid="0132bcb6"/>
    </style:style>
    <style:style style:name="T95" style:family="text">
      <style:text-properties officeooo:rsid="0132e1fa"/>
    </style:style>
    <style:style style:name="T96" style:family="text">
      <style:text-properties officeooo:rsid="013334a9"/>
    </style:style>
    <style:style style:name="T97" style:family="text">
      <style:text-properties officeooo:rsid="01378876"/>
    </style:style>
    <style:style style:name="T98" style:family="text">
      <style:text-properties officeooo:rsid="013ea474"/>
    </style:style>
    <style:style style:name="T99" style:family="text">
      <style:text-properties officeooo:rsid="013ffe91"/>
    </style:style>
    <style:style style:name="T100" style:family="text">
      <style:text-properties officeooo:rsid="0142eff4"/>
    </style:style>
    <style:style style:name="T101" style:family="text">
      <style:text-properties officeooo:rsid="0146d2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8453in, 10.239in, 5.3398in, 0.7862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4.4425in, 10.3839in, 3.6646in, 0.786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Students,</text:p>
      <text:p text:style-name="P5">Exam contents: <text:span text:style-name="T1">Part3: Spring Web MVC</text:span> (except maven, junit and security) and <text:span text:style-name="T1">Part5:Spring&amp;webservices</text:span>. The basic parts 'Servlet/JSP' and 'Spring basis' are used in “Spring Web MVC”: expression language, JSTL, autowired, etc. The basic parts are not separately interrogated.</text:p>
      <text:p text:style-name="P7"><text:span text:style-name="T3">Deel4: Spring&amp;JPA</text:span> <text:span text:style-name="T2">is not for exam. The parts JPA, Maven, JUnit and Security are used in “projecten 2TI”.</text:span></text:p>
      <text:p text:style-name="P6">The exam is open book. Slides are digital available. You get the classes ‘SpringMvcInitializer’ and ‘WebConfig with method viewResolver (the other you need to complete yourself)’.</text:p>
      <text:p text:style-name="P6">You can bring with you the examples and exercises on paper  (bundled up – no separated papers).</text:p>
      <text:p text:style-name="P6">For the exam, you have to make a Spring web application (no Maven).  You use  java configuration. You have to eliminate the xml and add the two configuration classes. You write  yourself the jsp screens, the controller class, the command class, etc. The webservices part can be examined on (digital) paper.</text:p>
      <text:p text:style-name="P6">The exam is open book, so I except a working application.</text:p>
      <text:p text:style-name="P5">Success,</text:p>
      <text:h text:style-name="Heading_20_1" text:outline-level="1">HTML</text:h>
      <text:list xml:id="list2711055952904058929" text:style-name="L1">
        <text:list-item>
          <text:p text:style-name="P42">&lt;meta http-equiv=”refresh” content=”1”/&gt; //refresh webpage every second</text:p>
        </text:list-item>
        <text:list-item>
          <text:p text:style-name="P42">&lt;link rel=”stylesheet” href=”css/style.css”/&gt;</text:p>
        </text:list-item>
        <text:list-item>
          <text:p text:style-name="P43">comments: <text:span text:style-name="T5">&lt;!-- … --&gt;</text:span></text:p>
        </text:list-item>
      </text:list>
      <text:h text:style-name="P162" text:outline-level="1">basics</text:h>
      <text:p text:style-name="P1">Client and server model, client sends request to server who responds with HTML<text:line-break/>HTML: content<text:line-break/>HTTP: Hypertext transport protocol, <text:span text:style-name="T4">request and response<text:line-break/>HTTP response stream: status code (succesfull?), content type (picture, HTML, …), content</text:span></text:p>
      <text:p text:style-name="P1"/>
      <text:p text:style-name="P2">HTTP request: HTTP method name eg website.be/<text:span text:style-name="T5">cursist/index<text:line-break/></text:span><text:span text:style-name="T16">HTTP protocols: GET </text:span><text:span text:style-name="T17">(get resource and send it back)</text:span><text:span text:style-name="T16"> and POST </text:span><text:span text:style-name="T17">(request something and at same time send form data to server)</text:span></text:p>
      <text:p text:style-name="P3"/>
      <text:list xml:id="list6553419334620449967" text:style-name="L2">
        <text:list-item>
          <text:p text:style-name="P38"><text:span text:style-name="T17">C</text:span><text:span text:style-name="T15">ontainer</text:span></text:p>
          <text:list>
            <text:list-item>
              <text:p text:style-name="P38"><text:span text:style-name="T15">Servlets don’t have main() method, servlets are under control of </text:span><text:span text:style-name="T5">Container</text:span></text:p>
              <text:list>
                <text:list-item>
                  <text:p text:style-name="P39">examples container: Tomcat, Glassfish, …</text:p>
                </text:list-item>
              </text:list>
            </text:list-item>
            <text:list-item>
              <text:p text:style-name="P40"><text:span text:style-name="T15">container receives the HTTP request/response and provides it to the servlet, </text:span><text:span text:style-name="T18">calls the servlet’s methods (eg doPost and doGet)</text:span></text:p>
            </text:list-item>
          </text:list>
        </text:list-item>
        <text:list-item>
          <text:p text:style-name="P41"><text:span text:style-name="T18">h</text:span><text:span text:style-name="T15">ow container handles request</text:span></text:p>
          <text:list>
            <text:list-item>
              <text:p text:style-name="P41"><text:span text:style-name="T15">user clicks URL to servlet, container sees which servlet the request is for, creates HttpServletResponse and HttpServletRequest, finds correct servlet based on URL, creates thread and passes request and response objects to that servlet thread.<text:line-break/></text:span><text:span text:style-name="T19">Calls the servlet’s service() method (either the doGet() or doPost() method) which generates the dynamic page, after that the container converts the response object into an HTTP response and sends it to the client, then deletes request&amp;response objects</text:span></text:p>
            </text:list-item>
          </text:list>
        </text:list-item>
      </text:list>
      <text:h text:style-name="Heading_20_2" text:outline-level="2">servlets</text:h>
      <text:p text:style-name="Text_20_body">Jsp : java server page</text:p>
      <text:list xml:id="list5931672488524707871" text:style-name="L3">
        <text:list-item>
          <text:p text:style-name="P44">client requests action be performed, server performs it : response-request system (each request In different thread)</text:p>
        </text:list-item>
        <text:list-item>
          <text:p text:style-name="P44">servlet = <text:span text:style-name="T5">java programming language class</text:span><text:span text:style-name="T15"> to extend capabilities of servers via request-response programming model, defines HTTP-specific servlet classes</text:span></text:p>
        </text:list-item>
        <text:list-item>
          <text:p text:style-name="P45">instance servlet non-existant? Load class, create instance, call init method<text:line-break/>need to remove servlet? it’s destroy method is called</text:p>
        </text:list-item>
        <text:list-item>
          <text:p text:style-name="P45">invokes service method, passing request and response object</text:p>
        </text:list-item>
        <text:list-item>
          <text:p text:style-name="P44"><text:span text:style-name="T5">HttpServlet</text:span><text:span text:style-name="T15"> Class: web-based servlets typically extend this class, <text:line-break/>ge</text:span><text:span text:style-name="T20">t(retrieve content of URL usually HTML)</text:span><text:span text:style-name="T15"> &amp; post requests, </text:span><text:span text:style-name="T21">URL defined by:</text:span><text:span text:style-name="T15"><text:line-break/></text:span><text:span text:style-name="T6">@WebServlet(name = “servletName”, urlPatterns={“/welcome1”}</text:span></text:p>
          <text:list>
            <text:list-item>
              <text:p text:style-name="P46">override doGet &amp; doPost method, <text:span text:style-name="T49">response.setContentType(“text/html”);<text:line-break/>try(Printwriter out = response.getWriter()){ out.println(“...”); } //try with resources</text:span><text:line-break/>can then do out.println(“&lt;html&gt;”)… to create page</text:p>
            </text:list-item>
            <text:list-item>
              <text:p text:style-name="P47">&lt;form action=”welcome1” method=”get”&gt;…</text:p>
            </text:list-item>
            <text:list-item>
              <text:p text:style-name="P48">servlets can have 3 names: client-known URL name, deployer-known secret internal name &amp; programmer-known actual file name</text:p>
            </text:list-item>
            <text:list-item>
              <text:p text:style-name="P49"><text:soft-page-break/>initial URL: properties project &gt; Run &gt; relative URL</text:p>
            </text:list-item>
            <text:list-item>
              <text:p text:style-name="P50">parameters inside doPost: request.getParameter(“naam”), </text:p>
            </text:list-item>
            <text:list-item>
              <text:p text:style-name="P51">GET requests can be bookmarked, POST requests cannot: GET is for getting, POST is for sending data to process</text:p>
            </text:list-item>
            <text:list-item>
              <text:p text:style-name="P52">example link: &lt;a href=”redirect?page=oracle”&gt;...&lt;/a&gt;<text:line-break/>have servlet with urlPattern ‘/redirect’, that processes the parameter page<text:line-break/><text:span text:style-name="T50">if(request.getParameter(“page”) == “oracle”){<text:line-break/> reponse.sendRedirect(“</text:span><text:a xlink:type="simple" xlink:href="http://oracle.com/" text:style-name="Internet_20_link" text:visited-style-name="Visited_20_Internet_20_Link"><text:span text:style-name="T50">http://oracle.com</text:span></text:a><text:span text:style-name="T50">”);<text:line-break/>}else{ response.sendRedirect(“welcome1”); }</text:span></text:p>
            </text:list-item>
          </text:list>
        </text:list-item>
        <text:list-item>
          <text:p text:style-name="P53">redirect vs request dispatch: <text:span text:style-name="T51">asking client to call someone else vs asking a co-worker to take over without client knowing (URL doens’t change)</text:span></text:p>
          <text:list>
            <text:list-item>
              <text:p text:style-name="P54">dispatch: RequestDispatches view = request.getRequestDispatcher(“result.jsp”);<text:line-break/>view.forward(request,response);</text:p>
            </text:list-item>
          </text:list>
        </text:list-item>
        <text:list-item>
          <text:p text:style-name="P55">session tracking <text:span text:style-name="T52">using </text:span><text:span text:style-name="T7">javax.servlet.http.HttpSession</text:span></text:p>
          <text:list>
            <text:list-item>
              <text:p text:style-name="P56">can set timeout, can invalidate it inside get/post<text:line-break/><text:span text:style-name="T53">session.setMaxInactiveInterval</text:span></text:p>
            </text:list-item>
            <text:list-item>
              <text:p text:style-name="P57">can setAttribute &amp; removeAttribute, <text:span text:style-name="T55">getCreationTime, getLastAccessedTime, getMaxInactiveInterval, getAttributeNames (enumeration of attribute names)</text:span></text:p>
            </text:list-item>
            <text:list-item>
              <text:p text:style-name="P114">HttpSession session = request.getSession(true); //<text:span text:style-name="T56">param = create session if not exist?</text:span><text:span text:style-name="T15"><text:line-break/></text:span>session.setAttribute(“English”, object);<text:line-break/><text:span text:style-name="T54">session.getId(); //get unique session id<text:line-break/>session.isNew(); //is session new?</text:span></text:p>
            </text:list-item>
          </text:list>
        </text:list-item>
      </text:list>
      <text:h text:style-name="Heading_20_2" text:outline-level="2">JSP</text:h>
      <text:p text:style-name="P8">Form → servlet (business logic, store beans in request session/application scope with <text:span text:style-name="T5">request.setAttribute(“a”,object);</text:span> ) → invoke appropriate JSP page <text:span text:style-name="T57">(extract data from beans </text:span><text:s/>→ <text:span text:style-name="T8">${object.naam}</text:span><text:span text:style-name="T22">) →</text:span> return result</text:p>
      <text:list xml:id="list4255508344205713344" text:style-name="L4">
        <text:list-item>
          <text:p text:style-name="P138">extension servlet technology, JSP becomes servlet, container translates JSP into servlet class</text:p>
        </text:list-item>
        <text:list-item>
          <text:p text:style-name="P139">put java inside HTML pages, </text:p>
          <text:list>
            <text:list-item>
              <text:p text:style-name="P139"><text:span text:style-name="T9">&lt;% out.print(new java.util.Date()); %&gt; //</text:span><text:span text:style-name="T23">put inside page</text:span></text:p>
            </text:list-item>
            <text:list-item>
              <text:p text:style-name="P140"><text:span text:style-name="T23">&lt;% </text:span><text:span text:style-name="T15">String name = (String) request.getAttribute(“firstName”); %&gt;<text:line-break/>&lt;h1&gt;&lt;%= name %&gt;&lt;/h1&gt;</text:span></text:p>
            </text:list-item>
            <text:list-item>
              <text:p text:style-name="P141"><text:span text:style-name="T9">&lt;%</text:span><text:span text:style-name="T5">= new java.util.Date() %&gt; //</text:span><text:span text:style-name="T23">same except without out.print</text:span></text:p>
            </text:list-item>
            <text:list-item>
              <text:p text:style-name="P142"><text:span text:style-name="T5">&lt;%@ page import = “java.util.Date, </text:span><text:span text:style-name="T10">domein.Rotator</text:span><text:span text:style-name="T5">” %&gt;</text:span><text:span text:style-name="T15"> //import </text:span><text:span text:style-name="T24">multiple</text:span></text:p>
            </text:list-item>
          </text:list>
        </text:list-item>
      </text:list>
      <text:p text:style-name="P9"/>
      <text:list xml:id="list183302682583089" text:continue-numbering="true" text:style-name="L4">
        <text:list-item>
          <text:p text:style-name="P143"><text:soft-page-break/><text:span text:style-name="T24">s</text:span><text:span text:style-name="T15">cope</text:span></text:p>
          <text:list>
            <text:list-item>
              <text:p text:style-name="P58">Page: within single JSP page for lifetime of current request</text:p>
              <text:list>
                <text:list-item>
                  <text:p text:style-name="P144"><text:span text:style-name="T15">JSP: </text:span><text:span text:style-name="T5">pageContext</text:span><text:span text:style-name="T15">.setAttribute(“vb”, object);</text:span></text:p>
                </text:list-item>
              </text:list>
            </text:list-item>
            <text:list-item>
              <text:p text:style-name="P58">Request: JSP page &amp; any page/servlet included in this page/forwarded to by this page</text:p>
              <text:list>
                <text:list-item>
                  <text:p text:style-name="P145"><text:span text:style-name="T15">jsp &amp; servlet: </text:span><text:span text:style-name="T5">request</text:span><text:span text:style-name="T15">.setAttribute(“vb”, object);</text:span></text:p>
                </text:list-item>
              </text:list>
            </text:list-item>
            <text:list-item>
              <text:p text:style-name="P58">Session: all JSP pages &amp; servlets that participate in certain user session</text:p>
              <text:list>
                <text:list-item>
                  <text:p text:style-name="P146"><text:span text:style-name="T15">jsp: </text:span><text:span text:style-name="T5">session.setAttribute(“vb”, object);<text:line-break/></text:span><text:span text:style-name="T15">servlet: </text:span><text:span text:style-name="T5">request.getSession().setAttribute(“vb”, object);</text:span></text:p>
                </text:list-item>
              </text:list>
            </text:list-item>
            <text:list-item>
              <text:p text:style-name="P58">Application: all JSP pages &amp; servlets part of webapp</text:p>
              <text:list>
                <text:list-item>
                  <text:p text:style-name="P59">jsp: <text:span text:style-name="T5">application.setAttribute(“vb”, object);<text:line-break/></text:span>servlet: <text:span text:style-name="T5">getServletContext().setAttribute(“vb”, object);</text:span></text:p>
                </text:list-item>
              </text:list>
            </text:list-item>
            <text:list-item>
              <text:p text:style-name="P60">in jsp: pageContext: <text:s/>REQUEST_SCOPE, SESSION_SCOPE, APPLICATION_SCOPE<text:line-break/>&lt;% <text:span text:style-name="T5">pageContext</text:span>.setAttribute(“vb”, obj, PageContext.REQUEST_SCOPE); %&gt;</text:p>
            </text:list-item>
          </text:list>
        </text:list-item>
        <text:list-item>
          <text:p text:style-name="P61">jsp scripting comp<text:span text:style-name="T58">o</text:span>nents</text:p>
          <text:list>
            <text:list-item>
              <text:p text:style-name="P61">scriptlets : <text:span text:style-name="T5">&lt;% … %&gt; <text:tab/></text:span>comments: <text:span text:style-name="T5">&lt;%-- … %&gt;<text:tab/></text:span>expressions: <text:span text:style-name="T5">&lt;%= … %&gt;<text:line-break/></text:span>declaration: <text:span text:style-name="T5">&lt;%! … %&gt;</text:span><text:tab/>directive: <text:span text:style-name="T5">&lt;%@ … %&gt;</text:span></text:p>
            </text:list-item>
            <text:list-item>
              <text:p text:style-name="P62">uses java → difficult to maintain → use java-free techniques: <text:line-break/><text:span text:style-name="T5">Expression Language &amp; JST</text:span></text:p>
            </text:list-item>
          </text:list>
        </text:list-item>
        <text:list-item>
          <text:p text:style-name="P115">Expression Language (EL)</text:p>
          <text:list>
            <text:list-item>
              <text:p text:style-name="P63">in jsp, resembles HTML by moving processing code into <text:span text:style-name="T5">JavaBeans</text:span>: <text:span text:style-name="T59">separation</text:span></text:p>
            </text:list-item>
            <text:list-item>
              <text:p text:style-name="P64">bean: public <text:span text:style-name="T5">class Circle{ private int radius;</text:span> <text:span text:style-name="T5">public Circle(){}<text:line-break/>public int getRadius(){return radius;}<text:line-break/>public void setRadius(int radius){this.radius = radius;} </text:span><text:span text:style-name="T11">}<text:line-break/></text:span><text:span text:style-name="T60">inside doPost: </text:span><text:span text:style-name="T12">request.setAttribute(“circle”, new Circle());</text:span><text:span text:style-name="T60"><text:line-break/>inside jsp: </text:span><text:span text:style-name="T12">${circle.radius}</text:span></text:p>
            </text:list-item>
            <text:list-item>
              <text:p text:style-name="P65">examples: ${person.dog.name} → person.getDog().getName(); <text:span text:style-name="T62">equivalent to:</text:span><text:line-break/><text:span text:style-name="T61">&lt;%= ((domain.Person)request.getAttribute(“person”)).getDog().getName() %&gt;</text:span></text:p>
            </text:list-item>
            <text:list-item>
              <text:p text:style-name="P66">${a.b} : a = map/<text:span text:style-name="T63">list/array/bean</text:span> <text:span text:style-name="T63">and</text:span> b = key/<text:span text:style-name="T63">index/index/bean property</text:span></text:p>
            </text:list-item>
            <text:list-item>
              <text:p text:style-name="P66">${a[“key”]} equivalent to ${a.key}</text:p>
              <text:list>
                <text:list-item>
                  <text:p text:style-name="P67">${colorList[0]} or ${colorList[“0”]} where colorList = java.util.List</text:p>
                </text:list-item>
                <text:list-item>
                  <text:p text:style-name="P68">request.setAttribute(“map1”, eenMap); request.setAttribute(“key”, “sleutel”);<text:line-break/>→ ${map1[key]}</text:p>
                </text:list-item>
              </text:list>
            </text:list-item>
            <text:list-item>
              <text:p text:style-name="P69">parameter values from post: ${param.name} = ${paramValues.name[0]} </text:p>
            </text:list-item>
          </text:list>
        </text:list-item>
        <text:list-item>
          <text:p text:style-name="P70"><text:soft-page-break/>&lt;<text:span text:style-name="T5">jsp:include&gt;</text:span> standard action: <text:span text:style-name="T64">include other pages (of same web app)</text:span></text:p>
          <text:list>
            <text:list-item>
              <text:p text:style-name="P71">&lt;jsp:include page=”header.jsp”/&gt; content &lt;jsp:include page=”footer.jsp”/&gt;</text:p>
            </text:list-item>
            <text:list-item>
              <text:p text:style-name="P72">customizing with &lt;jsp:param&gt;</text:p>
              <text:list>
                <text:list-item>
                  <text:p text:style-name="P72">&lt;jsp:include page=”...”&gt;<text:line-break/><text:tab/>&lt;jsp:param name=”title” value=”this is the header”/&gt;<text:line-break/>&lt;/jsp:include&gt;</text:p>
                </text:list-item>
              </text:list>
            </text:list-item>
          </text:list>
        </text:list-item>
        <text:list-item>
          <text:p text:style-name="P73">&lt;<text:span text:style-name="T5">jsp:forward&gt;</text:span> : forwarding from one jsp to another</text:p>
          <text:list>
            <text:list-item>
              <text:p text:style-name="P74">&lt;% if(...){ %&gt;<text:line-break/> <text:tab/>&lt;jsp:forward page=”handleIt.jsp”/&gt;<text:line-break/>&lt;% } %&gt;</text:p>
            </text:list-item>
          </text:list>
        </text:list-item>
        <text:list-item>
          <text:p text:style-name="P75">JSTL: more functionality, <text:span text:style-name="T65">embed logic within JSP page without using java</text:span></text:p>
          <text:list>
            <text:list-item>
              <text:p text:style-name="P76">project properties &gt; libraries &gt; add library &gt; JSTL 1.2.1</text:p>
            </text:list-item>
            <text:list-item>
              <text:p text:style-name="P75">&lt;%@ taglib prefix="c" uri="<text:a xlink:type="simple" xlink:href="http://java.sun.com/jsp/jstl/core" text:style-name="Internet_20_link" text:visited-style-name="Visited_20_Internet_20_Link">http://java.sun.com/jsp/jstl/core</text:a>"%&gt;</text:p>
              <text:list>
                <text:list-item>
                  <text:p text:style-name="P77">&lt;c:forEach <text:span text:style-name="T66">var=”color” items=”${colorArray}” vaarStatus=”loopCounter”</text:span>&gt; <text:line-break/><text:tab/><text:span text:style-name="T67">${loopCounter.count} ${color}</text:span> <text:line-break/>&lt;/c:forEach&gt;</text:p>
                </text:list-item>
                <text:list-item>
                  <text:p text:style-name="P75">&lt;c:if test=”${empty param.userName}”&gt;<text:line-break/> <text:tab/>&lt;jsp:forward page=”HandleIt.jsp”/&gt;<text:line-break/>&lt;/c:if&gt;</text:p>
                </text:list-item>
                <text:list-item>
                  <text:p text:style-name="P78">&lt;c:choose&gt;<text:line-break/> <text:tab/><text:span text:style-name="T68">&lt;c:when test=”${userType == ‘student’}”&gt; … &lt;/c:when&gt;<text:line-break/> <text:tab/>&lt;c:when test=”${...}”&gt; … &lt;/c:when&gt;<text:line-break/><text:tab/>&lt;c:otherwise&gt; … &lt;/c:otherwise&gt;<text:line-break/>&lt;/c:choose&gt;</text:span></text:p>
                </text:list-item>
                <text:list-item>
                  <text:p text:style-name="P78"><text:span text:style-name="T69">import content from outside the container (other websites, ...)</text:span><text:line-break/>&lt;c:import <text:span text:style-name="T70">url=”web.com/horse.html”/</text:span>&gt;</text:p>
                </text:list-item>
                <text:list-item>
                  <text:p text:style-name="P79">&lt;c:set&gt;, &lt;c:out&gt;, &lt;c:remove&gt;, &lt;c:catch&gt;, &lt;c:url&gt; , &lt;c:redirect&gt;, &lt;c:param&gt;, &lt;c:forEachToken&gt;</text:p>
                </text:list-item>
              </text:list>
            </text:list-item>
            <text:list-item>
              <text:p text:style-name="P79">formatting:</text:p>
              <text:list>
                <text:list-item>
                  <text:p text:style-name="P79">&lt;fmt:message&gt;, &lt;fmt:setLocale&gt;, &lt;fmt:bundle&gt;, &lt;fmt:setBundle&gt;, &lt;fmt:param&gt;, &lt;fmt:timeZone&gt;, &lt;fmt:setTimeZone&gt;, &lt;fmt:formatNumber&gt;, &lt;fmt:parseNumber&gt;, &lt;fmt:parseDate&gt;</text:p>
                </text:list-item>
              </text:list>
            </text:list-item>
            <text:list-item>
              <text:p text:style-name="P80">custom tags <text:span text:style-name="T71">(glorified includes)</text:span></text:p>
              <text:list>
                <text:list-item>
                  <text:p text:style-name="P81">in header.tag <text:span text:style-name="T72">(rtexprvalue true→ can be string literator or expression)<text:line-break/>creation: new file &gt; other &gt; web &gt; tag file</text:span><text:line-break/><text:soft-page-break/>&lt;%@ attribute name=”subTitle” required=”true” rtexprvalue=”true” %&gt;<text:line-break/><text:span text:style-name="T72">&lt;em&gt;${subTitle}&lt;/em&gt;<text:line-break/>in jsp:<text:line-break/>&lt;%@ taglib prefix=”myTags” tagdir=”/WEB-INF/tags” %&gt;<text:line-break/>&lt;myTags:header subTitle=”this is my header”/&gt;</text:span></text:p>
                </text:list-item>
                <text:list-item>
                  <text:p text:style-name="P82">new file &gt; web &gt; tag handler</text:p>
                </text:list-item>
              </text:list>
            </text:list-item>
          </text:list>
        </text:list-item>
      </text:list>
      <text:h text:style-name="Heading_20_2" text:outline-level="2">spring basics</text:h>
      <text:list xml:id="list3366559680357475814" text:style-name="L5">
        <text:list-item>
          <text:p text:style-name="P147">Project properties &gt; libraries &gt; add library &gt; spring framework 4.0.1</text:p>
        </text:list-item>
        <text:list-item>
          <text:p text:style-name="P148">Inversion of control (hollywood principle): don’t call me, i’ll call you</text:p>
          <text:list>
            <text:list-item>
              <text:p text:style-name="P149">outside entity (container) <text:span text:style-name="T5">wires</text:span><text:span text:style-name="T15"> together objects so that objects are given their </text:span><text:span text:style-name="T5">dependencies</text:span></text:p>
            </text:list-item>
          </text:list>
        </text:list-item>
        <text:list-item>
          <text:p text:style-name="P83">dependency injection: class <text:s/>A needs class B → A is dependent on class B, class B will get injected into class A by the IoC container</text:p>
          <text:list>
            <text:list-item>
              <text:p text:style-name="P83">styles: constructor injection &amp; setter injection <text:span text:style-name="T73">(best choice)</text:span></text:p>
            </text:list-item>
          </text:list>
        </text:list-item>
        <text:list-item>
          <text:p text:style-name="P84">modularize logic, superclass with multiple subclasses, in spring these are the beans,<text:line-break/><text:span text:style-name="T74">then ‘</text:span><text:span text:style-name="T13">wire</text:span><text:span text:style-name="T74">’ the beans up (instantiating concrete instances of a bean),<text:line-break/>delegate this task to the spring container</text:span></text:p>
          <text:list>
            <text:list-item>
              <text:p text:style-name="P85">ApplicationContext context = new ClassPathXmlApplicationContext(“beans.xml”);<text:line-break/>context.getBean(“opsbean”, CalculateSpring.class);</text:p>
            </text:list-item>
          </text:list>
        </text:list-item>
      </text:list>
      <text:p text:style-name="P11"><text:span text:style-name="T75">beans.xml:</text:span><text:line-break/>&lt;beans xmlns="<text:a xlink:type="simple" xlink:href="http://www.springframework.org/schema/beans" text:style-name="Internet_20_link" text:visited-style-name="Visited_20_Internet_20_Link">http://www.springframework.org/schema/beans</text:a>"<text:line-break/>xmlns:xsi="<text:a xlink:type="simple" xlink:href="http://www.w3.org/2001/XMLSchema-instance" text:style-name="Internet_20_link" text:visited-style-name="Visited_20_Internet_20_Link">http://www.w3.org/2001/XMLSchema-instance</text:a>"<text:line-break/>xmlns:context="<text:a xlink:type="simple" xlink:href="http://www.springframework.org/schema/context" text:style-name="Internet_20_link" text:visited-style-name="Visited_20_Internet_20_Link">http://www.springframework.org/schema/context</text:a>"<text:line-break/>xmlns:p="<text:a xlink:type="simple" xlink:href="http://www.springframework.org/schema/p" text:style-name="Internet_20_link" text:visited-style-name="Visited_20_Internet_20_Link">http://www.springframework.org/schema/p</text:a>"<text:line-break/>xmlns:c="<text:a xlink:type="simple" xlink:href="http://www.springframework.org/schema/c" text:style-name="Internet_20_link" text:visited-style-name="Visited_20_Internet_20_Link">http://www.springframework.org/schema/c</text:a>"<text:line-break/>...&gt;</text:p>
      <text:p text:style-name="P86"><text:tab/>&lt;bean id="add" class="domain.OperationAdd" /&gt;<text:line-break/><text:tab/>&lt;bean id=" opsbean " class="spring_wiring.CalculateSpring"&gt;<text:line-break/><text:tab/><text:tab/>&lt;property name="ops" ref="add" /&gt;<text:line-break/><text:tab/><text:tab/>&lt;property name="writer" ref="screen"/&gt;<text:line-break/><text:tab/>&lt;/bean&gt;<text:line-break/>&lt;/beans&gt;</text:p>
      <text:p text:style-name="P12">context: namespace for configuring applicationcontext<text:line-break/>p: for simple setter injection<text:line-break/>c: for simple constructor injection<text:line-break/>util: useful utilities</text:p>
      <text:p text:style-name="P10"/>
      <text:list xml:id="list183303101285109" text:continue-numbering="true" text:style-name="L5">
        <text:list-item>
          <text:p text:style-name="P87"><text:soft-page-break/>IoC container in Spring: <text:span text:style-name="T5">bean factory</text:span>, is interface, loads bean definitions from configuration source (xml or other): <text:span text:style-name="T5">factory design pattern</text:span></text:p>
          <text:list>
            <text:list-item>
              <text:p text:style-name="P88">lazy loading</text:p>
            </text:list-item>
          </text:list>
        </text:list-item>
        <text:list-item>
          <text:p text:style-name="P116">ApplicationContext<text:span text:style-name="T15"> extends BeanFactory and adds extras: resource bundles, generic loading, …</text:span></text:p>
        </text:list-item>
      </text:list>
      <text:h text:style-name="Heading_20_2" text:outline-level="2">Wiring beans</text:h>
      <text:p text:style-name="P24">Configuration: XML, annotations or mix</text:p>
      <text:p text:style-name="P27">XML:</text:p>
      <text:p text:style-name="P25">&lt;bean id="add" class="componentOperation.OpAdd" &gt;<text:line-break/><text:tab/>&lt;constructor-arg value=“15” /&gt; //what if constructor with int &amp; string?<text:line-break/>&lt;/bean&gt;</text:p>
      <text:p text:style-name="P25">&lt;bean id="add" class="componentOperation.OpAdd" &gt;<text:line-break/><text:tab/>&lt;constructor-arg type = “int”&gt;<text:line-break/><text:tab/><text:tab/>&lt;value&gt;15&lt;/value&gt;<text:line-break/><text:tab/>&lt;/constructor-arg&gt;<text:line-break/>&lt;/bean&gt;</text:p>
      <text:p text:style-name="P26">&lt;bean id=“duck" class="componentDuck.Duck"&gt;<text:line-break/><text:tab/>&lt;constructor-arg value=“Donald Duck" /&gt; //<text:span text:style-name="T76">string</text:span><text:line-break/><text:tab/>&lt;constructor-arg ref=“flyNoWay" /&gt; //<text:span text:style-name="T76">class or:<text:line-break/><text:tab/>&lt;property name="flyBehavior" ref=“flyNoWay" /&gt; //using property (setter)<text:line-break/> <text:tab/>&lt;property name = “number” value=“15” /&gt;<text:line-break/> <text:tab/>&lt;property name=“instruments”&gt; //collection<text:line-break/><text:tab/><text:tab/>&lt;list&gt; //or with set&lt;T&gt; : &lt;set&gt;<text:line-break/><text:tab/><text:tab/><text:tab/>&lt;ref bean=“guitar”/&gt;<text:line-break/><text:tab/><text:tab/><text:tab/>&lt;ref bean=“cymbal”/&gt;<text:line-break/><text:tab/><text:tab/>&lt;/list&gt;<text:line-break/><text:tab/>&lt;/property&gt;<text:line-break/><text:tab/>&lt;property name=“instruments2”&gt;<text:line-break/><text:tab/><text:tab/>&lt;map&gt;<text:line-break/><text:tab/><text:tab/><text:tab/>&lt;entry key=“GUITAR” value-ref =“guitar”/&gt; //key, key-ref, value, value-ref<text:line-break/><text:tab/><text:tab/><text:tab/>&lt;entry key=“CYMBAL” value-ref =“cymbal”/&gt;<text:line-break/><text:tab/><text:tab/>&lt;/map&gt;<text:line-break/><text:tab/>&lt;/property&gt;<text:line-break/></text:span>&lt;/bean&gt;</text:p>
      <text:h text:style-name="P163" text:outline-level="2">Annotations</text:h>
      <text:h text:style-name="Heading_20_3" text:outline-level="3">Pure:</text:h>
      <text:p text:style-name="P150">beans.xml:</text:p>
      <text:p text:style-name="P28">&lt;?xml version="1.0" encoding="UTF-8"?&gt;<text:line-break/>&lt;beans xmlns="<text:a xlink:type="simple" xlink:href="http://www.springframework.org/schema/beans" text:style-name="Internet_20_link" text:visited-style-name="Visited_20_Internet_20_Link">http://www.springframework.org/schema/beans</text:a>" ...&gt;<text:line-break/><text:tab/>&lt;context:annotation-config/&gt; //use annotation-based wiring<text:line-break/><text:tab/>&lt;context:component-scan base-package="domain" /&gt; //<text:span text:style-name="T77">scan for injectable beans here</text:span><text:line-break/><text:tab/>&lt;context:component-scan base-package="spring_wiring" /&gt;<text:line-break/>&lt;/beans&gt;</text:p>
      <text:p text:style-name="P28"/>
      <table:table table:name="Table1" table:style-name="Table1">
        <table:table-column table:style-name="Table1.A"/>
        <table:table-column table:style-name="Table1.B"/>
        <table:table-row>
          <table:table-cell table:style-name="Table1.A1" office:value-type="string">
            <text:p text:style-name="P35">Annotation</text:p>
          </table:table-cell>
          <table:table-cell table:style-name="Table1.B1" office:value-type="string">
            <text:p text:style-name="P35">Meaning</text:p>
          </table:table-cell>
        </table:table-row>
        <table:table-row>
          <table:table-cell table:style-name="Table1.A2" office:value-type="string">
            <text:p text:style-name="P35">@Service(“...”)</text:p>
          </table:table-cell>
          <table:table-cell table:style-name="Table1.B2" office:value-type="string">
            <text:p text:style-name="P35">Dependency, <text:span text:style-name="T78">put above class to signal that you can inject it somewhere</text:span></text:p>
          </table:table-cell>
        </table:table-row>
        <table:table-row>
          <table:table-cell table:style-name="Table1.A2" office:value-type="string">
            <text:p text:style-name="P35">@Autowired</text:p>
          </table:table-cell>
          <table:table-cell table:style-name="Table1.B2" office:value-type="string">
            <text:p text:style-name="P35">Spring will inject dependency, can be applied on setter, any method, constructor or field</text:p>
          </table:table-cell>
        </table:table-row>
        <table:table-row>
          <table:table-cell table:style-name="Table1.A2" office:value-type="string">
            <text:p text:style-name="P37">@Resource(name=”...”)</text:p>
          </table:table-cell>
          <table:table-cell table:style-name="Table1.B2" office:value-type="string">
            <text:p text:style-name="P36"><text:s/>= autowired + supports name parameter<text:line-break/><text:span text:style-name="T79">put it above field/setter with name of dependency</text:span></text:p>
          </table:table-cell>
        </table:table-row>
        <table:table-row>
          <table:table-cell table:style-name="Table1.A2" office:value-type="string">
            <text:p text:style-name="P37">@Autowired<text:line-break/>@Qualifier(“screen”)</text:p>
          </table:table-cell>
          <table:table-cell table:style-name="Table1.B2" office:value-type="string">
            <text:p text:style-name="P37">@Resource(name=”screen”)</text:p>
          </table:table-cell>
        </table:table-row>
      </table:table>
      <text:p text:style-name="P28"/>
      <text:p text:style-name="P29">@Service("screen")<text:line-break/>public class ScreenWriter implements ResultWriter{…}</text:p>
      <text:p text:style-name="P30">@Service("calculate")<text:line-break/>public class CalculateSpring {<text:line-break/><text:tab/>private ResultWriter writer;</text:p>
      <text:p text:style-name="P30"><text:tab/>@Resource(name = "screen")<text:line-break/><text:tab/>public void setWriter(ResultWriter writer) { this.writer = writer; }<text:line-break/>}</text:p>
      <text:p text:style-name="P31">in startup:<text:line-break/>CalculateSpring opsbean = (CalculateSpring)context.getBean(“calculate”);</text:p>
      <text:h text:style-name="P161" text:outline-level="3">mix annotation &amp; xml:</text:h>
      <text:p text:style-name="P32">@Resource(name="operationMap")<text:line-break/>private Map&lt;String, Operation&gt; operations;</text:p>
      <text:p text:style-name="P32">xml:</text:p>
      <text:p text:style-name="P32">&lt;util:map id=“operationMap" key-type="java.lang.String" <text:line-break/><text:tab/>value-type=" componentOperation.Operation" &gt;<text:line-break/><text:tab/>&lt;entry key=“ADD" value-ref=“add" /&gt;<text:line-break/><text:tab/>&lt;entry key=“MULTIPLY" value-ref=“multiply" /&gt;<text:line-break/>&lt;/util:map&gt;</text:p>
      <text:h text:style-name="Heading_20_3" text:outline-level="3">automatic wiring</text:h>
      <text:p text:style-name="P33">Only one bean can possibly be wired</text:p>
      <text:h text:style-name="Heading_20_2" text:outline-level="2">Aspect Oriented Programming</text:h>
      <text:p text:style-name="P34">Paradigm isolating secondary/supporting functions (logging, security) from the business logic.<text:line-break/><text:span text:style-name="T80">Goal: increase modularity by allowing separation of cross-cutting concerns</text:span></text:p>
      <text:list xml:id="list9085798874638827307" text:style-name="L6">
        <text:list-item>
          <text:p text:style-name="P151">application broken down into modules</text:p>
        </text:list-item>
        <text:list-item>
          <text:p text:style-name="P152">each module provides services for its domain and requires simular ancillary functionalities (eg security, logging)</text:p>
        </text:list-item>
        <text:list-item>
          <text:p text:style-name="P153">cross-cutting concerns can be modularized into <text:span text:style-name="T5">aspects, </text:span><text:span text:style-name="T25">advantages:</text:span></text:p>
          <text:list>
            <text:list-item>
              <text:p text:style-name="P117">logic<text:span text:style-name="T15"> for each concern in one place + </text:span>service module<text:span text:style-name="T15"> contains only their <text:s/></text:span>primary concern<text:span text:style-name="T15"> and secondary concerns have been moved to aspects</text:span></text:p>
            </text:list-item>
          </text:list>
        </text:list-item>
        <text:list-item>
          <text:p text:style-name="P89">concepts</text:p>
          <text:list>
            <text:list-item>
              <text:p text:style-name="P118">join point<text:span text:style-name="T15">: point in execution of app where </text:span>aspect can be plugged<text:span text:style-name="T15"> in,<text:line-break/></text:span><text:span text:style-name="T26">eg method being called, exception being thrown, field being modified</text:span></text:p>
            </text:list-item>
            <text:list-item>
              <text:p text:style-name="P119">advice<text:span text:style-name="T15">: code executed at certain join point, </text:span><text:span text:style-name="T27">kinds:</text:span></text:p>
              <text:list>
                <text:list-item>
                  <text:p text:style-name="P120">before<text:span text:style-name="T15"> : executes before join point</text:span></text:p>
                </text:list-item>
                <text:list-item>
                  <text:p text:style-name="P120">after<text:span text:style-name="T15">: executes after normal/exceptional exit</text:span></text:p>
                </text:list-item>
                <text:list-item>
                  <text:p text:style-name="P120">after-returning:<text:span text:style-name="T15"> after completes normally</text:span></text:p>
                </text:list-item>
                <text:list-item>
                  <text:p text:style-name="P120">after-throwing<text:span text:style-name="T15">: after method exits by throwing exceptional</text:span></text:p>
                </text:list-item>
                <text:list-item>
                  <text:p text:style-name="P120">around<text:span text:style-name="T15">: provides some functionality before &amp; after method</text:span></text:p>
                </text:list-item>
              </text:list>
            </text:list-item>
            <text:list-item>
              <text:p text:style-name="P121">Pointcut<text:span text:style-name="T15">: collection of joinpoints to define when advice should be executed</text:span></text:p>
            </text:list-item>
            <text:list-item>
              <text:p text:style-name="P121">target object<text:span text:style-name="T15">: object being advised by 1+ aspects </text:span></text:p>
            </text:list-item>
            <text:list-item>
              <text:p text:style-name="P90">AOP proxy: object created by AOP framework including advice</text:p>
            </text:list-item>
            <text:list-item>
              <text:p text:style-name="P90"><text:soft-page-break/>Weaving: assembling aspects to create an advised object, performed at runtime</text:p>
            </text:list-item>
            <text:list-item>
              <text:p text:style-name="P91">AspectJ is popular AOP framework, java-like syntax, we use this</text:p>
              <text:list>
                <text:list-item>
                  <text:p text:style-name="P92">add jars: aspectjweaver, aspectjrt, aopalliance</text:p>
                </text:list-item>
              </text:list>
            </text:list-item>
          </text:list>
        </text:list-item>
      </text:list>
      <text:p text:style-name="P13"><text:span text:style-name="T29">example: audience and performer, performer performs, and audience should respond on its own, </text:span><text:span text:style-name="T28">audience is cross-cutting concern.</text:span></text:p>
      <text:p text:style-name="P14"><text:span text:style-name="T81">@</text:span>Aspect<text:line-break/><text:span text:style-name="T15">public class Audience{<text:line-break/> <text:tab/></text:span>@Pointcut(“execution(* *.perform(..))”)<text:span text:style-name="T15"><text:line-break/><text:tab/>public void performance(){…}</text:span></text:p>
      <text:p text:style-name="P15"><text:span text:style-name="T15"><text:tab/></text:span><text:span text:style-name="T82">@Before(“performance()”)</text:span><text:span text:style-name="T31"><text:line-break/><text:tab/>public void takeSeats(){…</text:span><text:span text:style-name="T32">}</text:span></text:p>
      <text:p text:style-name="P16"><text:span text:style-name="T32"><text:tab/></text:span><text:span text:style-name="T83">@AfterReturning(“performance()”)</text:span><text:span text:style-name="T32"><text:line-break/><text:tab/>public void </text:span><text:span text:style-name="T34">applaud</text:span><text:span text:style-name="T32">(){…}</text:span></text:p>
      <text:p text:style-name="P17"><text:span text:style-name="T32"><text:tab/></text:span><text:span text:style-name="T83">@AfterThrowing(“performance()”)</text:span><text:span text:style-name="T32"><text:line-break/><text:tab/>public void </text:span><text:span text:style-name="T33">demandRefund(){…</text:span><text:span text:style-name="T32">} </text:span></text:p>
      <text:p text:style-name="P17"><text:span text:style-name="T32"><text:tab/></text:span><text:span text:style-name="T38">@</text:span><text:span text:style-name="T85">After(“performance()”) </text:span><text:span text:style-name="T38">public void blah(){...}</text:span><text:span text:style-name="T30">}</text:span></text:p>
      <text:list xml:id="list4443467024506371957" text:style-name="L7">
        <text:list-item>
          <text:p text:style-name="P93">execution: when method is executed</text:p>
        </text:list-item>
        <text:list-item>
          <text:p text:style-name="P93">first * : with any return type</text:p>
        </text:list-item>
        <text:list-item>
          <text:p text:style-name="P93">second * : on any class</text:p>
        </text:list-item>
        <text:list-item>
          <text:p text:style-name="P93">perform() : the perform method</text:p>
        </text:list-item>
        <text:list-item>
          <text:p text:style-name="P93">.. : with any set of parameters</text:p>
        </text:list-item>
      </text:list>
      <text:p text:style-name="P18"><text:span text:style-name="T15">&lt;?xml version="1.0" encoding="UTF-8"?&gt;<text:line-break/>&lt;beans xmlns="</text:span><text:a xlink:type="simple" xlink:href="http://www.springframework.org/schema/beans" text:style-name="Internet_20_link" text:visited-style-name="Visited_20_Internet_20_Link"><text:span text:style-name="T15">http://www.springframework.org/schema/beans</text:span></text:a><text:span text:style-name="T15">" xmlns:xsi="</text:span><text:a xlink:type="simple" xlink:href="http://www.w3.org/2001/XMLSchema-instance" text:style-name="Internet_20_link" text:visited-style-name="Visited_20_Internet_20_Link"><text:span text:style-name="T15">http://www.w3.org/2001/XMLSchema-instance</text:span></text:a><text:span text:style-name="T15">"<text:line-break/></text:span>xmlns:aop="<text:a xlink:type="simple" xlink:href="http://www.springframework.org/schema/aop" text:style-name="Internet_20_link" text:visited-style-name="Visited_20_Internet_20_Link">http://www.springframework.org/schema/aop</text:a>"<text:span text:style-name="T15"><text:line-break/>xsi:schemaLocation="</text:span><text:a xlink:type="simple" xlink:href="http://www.springframework.org/schema/beans" text:style-name="Internet_20_link" text:visited-style-name="Visited_20_Internet_20_Link"><text:span text:style-name="T15">http://www.springframework.org/schema/beans</text:span></text:a><text:span text:style-name="T15"><text:line-break/></text:span><text:a xlink:type="simple" xlink:href="http://www.springframework.org/schema/beans/spring-beans-4.0.xsd" text:style-name="Internet_20_link" text:visited-style-name="Visited_20_Internet_20_Link"><text:span text:style-name="T15">http://www.springframework.org/schema/beans/spring-beans-4.0.xsd</text:span></text:a><text:span text:style-name="T15"><text:line-break/></text:span><text:a xlink:type="simple" xlink:href="http://www.springframework.org/schema/aop" text:style-name="Internet_20_link" text:visited-style-name="Visited_20_Internet_20_Link">http://www.springframework.org/schema/aop</text:a><text:span text:style-name="T15"><text:line-break/></text:span>http://www.springframework.org/schema/aop/spring-aop-4.0.xsd"<text:span text:style-name="T15">&gt;</text:span></text:p>
      <text:p text:style-name="P18"><text:span text:style-name="T15">&lt;bean id="audience" class="domain.Audience"/&gt;<text:line-break/></text:span>&lt;aop:aspectj-autoproxy/&gt; //<text:span text:style-name="T84">spring automatically creates proxies for your beans</text:span><text:span text:style-name="T35"> </text:span><text:span text:style-name="T36">that are matches by your aspectJ aspects</text:span><text:line-break/><text:span text:style-name="T15">&lt;bean id="alicia" class="domain.Singer"&gt;<text:line-break/><text:tab/>&lt;constructor-arg value="Alicia Keys" /&gt;&lt;property name="song" value="No One" /&gt;<text:line-break/>&lt;/bean&gt;<text:line-break/>&lt;bean id="mika" class="domain.Singer"&gt;<text:line-break/><text:tab/>&lt;constructor-arg value="Mika"/&gt; &lt;constructor-arg value="Relax"/&gt; &lt;/bean&gt; &lt;/beans&gt;</text:span></text:p>
      <text:p text:style-name="P94"><text:soft-page-break/>@Aspect<text:line-break/>public class CalculatorLoggingAspect{<text:line-break/><text:tab/>private Log log = LogFactory.getLog(this.getClass());</text:p>
      <text:p text:style-name="P19"><text:span text:style-name="T15"><text:tab/></text:span>@Before("execution(* ArithmeticCaculator.add(..))")<text:span text:style-name="T15"><text:line-break/><text:tab/>public void logBefore(){ log.info(“The method add() begins”); }<text:line-break/>}</text:span></text:p>
      <text:p text:style-name="P19"><text:span text:style-name="T15">→</text:span><text:span text:style-name="T37"> execution add() method of interface with any modifier (public, …) any return type</text:span></text:p>
      <text:p text:style-name="P20"><text:span text:style-name="T15">@Before(“execution(* ArithmeticCaculator.add(..)) </text:span>&amp;&amp;<text:span text:style-name="T15"> within(domain.calculator.*)“)</text:span></text:p>
      <text:p text:style-name="P95">&amp;&amp; (and), || (or), ! (not)</text:p>
      <text:p text:style-name="P96">@Before("execution(* *.*(..))") : all methods</text:p>
      <text:p text:style-name="P21"><text:span text:style-name="T15">@AfterThrowing(pointcut = “execution(* *.*(..))”, throwing = “e”)<text:line-break/></text:span><text:span text:style-name="T39">public void logAfterThrowing(JoinPoint joinPoint, Throwable e) {<text:line-break/><text:tab/>log.error(e + “has been thrown in “ + jointPoint.getSignature().getName() + “()” ); <text:line-break/>}</text:span></text:p>
      <text:p text:style-name="P22"><text:span text:style-name="T39">@AfterThrowing(pointcut = “execution(* *.*(..))”, throwing = “e”)<text:line-break/>public void logAfterThrowing(JoinPoint joinPoint, IllegalArgumentException e) {<text:line-break/><text:tab/>… //</text:span><text:span text:style-name="T15">when illegalargumentexception thrown<text:line-break/>}</text:span></text:p>
      <text:p text:style-name="P23"><text:span text:style-name="T15">@Around("execution(* *.perform(..))")<text:line-break/>public void watchPerformance(ProceedingJoinPoint joinpoint){<text:line-break/><text:tab/>… //</text:span><text:span text:style-name="T40">do something before execution<text:line-break/><text:tab/></text:span><text:span text:style-name="T86">joinpoint.proceed();<text:line-break/><text:tab/>… //</text:span><text:span text:style-name="T40">do something after execution</text:span><text:span text:style-name="T15"><text:line-break/>}</text:span></text:p>
      <text:p text:style-name="P97">doing this with xml:</text:p>
      <text:p text:style-name="P98">&lt;bean id="audience" class="domain.Audience"/&gt;<text:line-break/><text:tab/>&lt;aop:config&gt;<text:line-break/><text:tab/><text:tab/>&lt;aop:aspect ref = "audience"&gt;<text:line-break/><text:tab/><text:tab/><text:tab/>&lt;aop:pointcut id="performance" expression="execution(* *.perform(..))"/&gt;<text:line-break/><text:tab/><text:tab/><text:tab/>&lt;aop:before method="takeSeats" pointcut-ref="performance"/&gt;<text:line-break/><text:tab/><text:tab/><text:tab/>&lt;aop:before method="turnOffCellPhones" pointcut-ref="performance"/&gt;<text:line-break/><text:tab/><text:tab/><text:tab/>&lt;aop:after-returning method="applaud" pointcut-ref="performance"/&gt;<text:line-break/><text:tab/><text:tab/><text:tab/>&lt;aop:after-throwing method="demandRefund" pointcut-ref="performance"/&gt;<text:line-break/><text:tab/><text:tab/>&lt;/aop:aspect&gt;<text:line-break/><text:tab/>&lt;/aop:config&gt;<text:line-break/>&lt;/bean&gt;</text:p>
      <text:h text:style-name="P162" text:outline-level="1">Spring Web MVC</text:h>
      <text:p text:style-name="P122"><draw:frame draw:style-name="fr1" draw:name="Image1" text:anchor-type="paragraph" svg:x="-0.0437in" svg:y="0in" svg:width="3.448in" svg:height="2.9898in" draw:z-index="0"><draw:image xlink:href="Pictures/100002010000014B0000011FA615182D76FADC2F.png" xlink:type="simple" xlink:show="embed" xlink:actuate="onLoad"/></draw:frame><draw:frame draw:style-name="fr2" draw:name="Image2" text:anchor-type="paragraph" svg:x="-0.0626in" svg:y="3.0728in" svg:width="6.6957in" svg:height="2.2862in" draw:z-index="1"><draw:image xlink:href="Pictures/10000000000007800000043838D9478F7DA3F2A1.png" xlink:type="simple" xlink:show="embed" xlink:actuate="onLoad"/></draw:frame>DispatcherServlet<text:span text:style-name="T15">: entry point to Spring Web MVC, dispatches requests to the </text:span>controllers<text:span text:style-name="T15">.</text:span></text:p>
      <text:list xml:id="list3244613530060756219" text:style-name="L8">
        <text:list-item>
          <text:p text:style-name="P123"><text:span text:style-name="T15">Single front controller servet (pattern) = delegates responsibility for a request to other components of an app to perform actual processing</text:span></text:p>
        </text:list-item>
        <text:list-item>
          <text:p text:style-name="P124"><text:span text:style-name="T15">gets request, request goes to handler mapping, gets controller, sends request to controller who returns modelAndView, sends view name to view resolver to get view, sends model to view to get response and returns it</text:span></text:p>
          <text:list>
            <text:list-item>
              <text:p text:style-name="P126"><text:span text:style-name="T15">handler mapping used to know which controller to dispatch a request to</text:span></text:p>
              <text:list>
                <text:list-item>
                  <text:p text:style-name="P127">DefaultAnnotationHandlerMapping<text:span text:style-name="T15"> maps request to controller methods that are annotated with </text:span>@RequestMapping</text:p>
                </text:list-item>
                <text:list-item>
                  <text:p text:style-name="P99">loads WEB-INF/dispatcher-servlet.xml<text:line-break/><text:span text:style-name="T87">&lt;mvc:annotation-driven /&gt; //explicit support for annotation-driven MVC controllers<text:line-break/>&lt;context:component-scan base-package="controller"/&gt;<text:line-break/>//configure so that controllers will be automatically discovered &amp; registered as bean</text:span></text:p>
                </text:list-item>
              </text:list>
            </text:list-item>
          </text:list>
        </text:list-item>
        <text:list-item>
          <text:p text:style-name="P125"><text:span text:style-name="T15">it’s job is to send request to a </text:span>Spring MVC controller</text:p>
        </text:list-item>
        <text:list-item>
          <text:p text:style-name="P126">Controller<text:span text:style-name="T15">: spring component that processes the request</text:span></text:p>
        </text:list-item>
        <text:list-item>
          <text:p text:style-name="P128"><text:soft-page-break/><text:span text:style-name="T15">associated with the dispather servlet is the </text:span>Application Context<text:span text:style-name="T15"> </text:span><text:span text:style-name="T41">which usually represents set of </text:span><text:span text:style-name="T88">Configuration Files</text:span><text:span text:style-name="T41"> used to provide configuration info to the app.<text:line-break/></text:span><text:span text:style-name="T42">Application context is xml file that contains various Bean Definitions.</text:span></text:p>
        </text:list-item>
        <text:list-item>
          <text:p text:style-name="P129">Business logic<text:span text:style-name="T15"> is done by another entity: </text:span>a service<text:span text:style-name="T15">, eg </text:span>HelloService</text:p>
          <text:list>
            <text:list-item>
              <text:p text:style-name="P100">service is interface which then has actual implementation <text:span text:style-name="T89">(eg HelloServiceImpl),<text:line-break/>the controllers contains an object of this interface, which is then AutoWired</text:span></text:p>
            </text:list-item>
          </text:list>
        </text:list-item>
        <text:list-item>
          <text:p text:style-name="P101">Controller classes have <text:span text:style-name="T5">@Controller </text:span>above class <text:span text:style-name="T90">and map using</text:span></text:p>
          <text:list>
            <text:list-item>
              <text:p text:style-name="P130">@RequestMapping(value={“/hello”}, method=RequestMethod.GET<text:span text:style-name="T15">)<text:line-break/></text:span><text:span text:style-name="T43">public String showHome</text:span><text:span text:style-name="T45">Page</text:span><text:span text:style-name="T43">(Model mode){<text:line-break/> <text:tab/>model.addAttribute(“name”, </text:span><text:span text:style-name="T46">new Name()</text:span><text:span text:style-name="T43">);<text:line-break/><text:tab/>return “nameForm”;<text:line-break/>}</text:span></text:p>
            </text:list-item>
            <text:list-item>
              <text:p text:style-name="P131">@RequestMapping(value={“/hello”}, method=RequestMethod.POST)<text:span text:style-name="T15"><text:line-break/>public String onSubmit(</text:span>@ModelAttribute <text:span text:style-name="T15">Name name, Model model</text:span>){<text:line-break/> …<text:line-break/> <text:span text:style-name="T15">return “helloView”;<text:line-break/>}</text:span></text:p>
              <text:list>
                <text:list-item>
                  <text:p text:style-name="P132"><text:span text:style-name="T15">name is w</text:span><text:span text:style-name="T44">hat we receive, we should create this class as a </text:span><text:span text:style-name="T91">simple bean to hold information for each request</text:span><text:span text:style-name="T44"> (new &gt; java class)</text:span></text:p>
                </text:list-item>
                <text:list-item>
                  <text:p text:style-name="P133"><text:span text:style-name="T44">p</text:span><text:span text:style-name="T15">ublic class Name{private String value; &lt;getter &amp; setter&gt; }</text:span></text:p>
                </text:list-item>
              </text:list>
            </text:list-item>
          </text:list>
        </text:list-item>
      </text:list>
      <text:p text:style-name="P102"><draw:frame draw:style-name="fr3" draw:name="Image3" text:anchor-type="paragraph" svg:width="6.4465in" svg:height="2.2937in" draw:z-index="2"><draw:image xlink:href="Pictures/100000000000078000000438194F0123C9A55513.png" xlink:type="simple" xlink:show="embed" xlink:actuate="onLoad"/></draw:frame>Resourceresolver resolves <text:s/>the view names, usually this is an <text:span text:style-name="T5">InternalResourceViewResolver</text:span></text:p>
      <text:p text:style-name="P102"><text:span text:style-name="T92">&lt;bean id="viewResolver" class="org.springframework.web.servlet.view.InternalResourceViewResolver" <text:line-break/><text:tab/>p:prefix="/WEB-INF/jsp/" p:suffix=".jsp" /&gt;</text:span></text:p>
      <text:p text:style-name="P103">We need to register the service in <text:span text:style-name="T5">WEB-INF/applicationContext.xml</text:span><text:line-break/><text:span text:style-name="T93">&lt;bean id="helloService" class=“domain.HelloServiceImpl"/&gt;<text:line-break/>then we can have an @Autowired attribute in our HelloController.</text:span></text:p>
      <text:p text:style-name="P103"/>
      <text:p text:style-name="P104"><text:soft-page-break/>In MVC we don’t use the HTML form but:</text:p>
      <text:p text:style-name="P134">&lt;%@taglib prefix = “form" uri="http://www.springframework.org/tags/form" %&gt;<text:line-break/>…</text:p>
      <text:p text:style-name="P104">&lt;form:form method=”POST” action=”<text:span text:style-name="T96">hello.htm</text:span>” <text:span text:style-name="T96">modelAttribute=”name”</text:span>&gt;<text:line-break/><text:tab/>&lt;form:input <text:span text:style-name="T94">path=”value” size=”15”</text:span>/&gt;<text:line-break/><text:tab/><text:span text:style-name="T95">&lt;input type=”submit” value=”OK”/&gt;</text:span><text:line-break/>&lt;/form:form&gt;</text:p>
      <text:list xml:id="list4559702576515937431" text:style-name="L9">
        <text:list-item>
          <text:p text:style-name="P105">form:form tag binds <text:span text:style-name="T5">Name object</text:span> (id’d by <text:span text:style-name="T5">modelAttribute</text:span>) that <text:line-break/>show<text:span text:style-name="T97">HomePage(Model model) placed into the model to the various fields in the form.</text:span></text:p>
          <text:list>
            <text:list-item>
              <text:p text:style-name="P106">Action signifies which URL to navigate to, defined by the requestmapping value</text:p>
            </text:list-item>
          </text:list>
        </text:list-item>
        <text:list-item>
          <text:p text:style-name="P107">form:input, form:password &amp; form:checkbox have a <text:span text:style-name="T5">path</text:span> attribute that references the <text:span text:style-name="T5">property </text:span>of the Name Object that the form is bound to.</text:p>
        </text:list-item>
      </text:list>
      <text:p text:style-name="P108">Replacing the XML up to this point with classes:<text:line-break/><text:span text:style-name="T14">SpringMvcInitializer</text:span><text:span text:style-name="T98"> replaces web.xml:</text:span></text:p>
      <text:p text:style-name="P109">public class SpringMvcInitializer extends AbstractAnnotationConfigDispatcherServletInitializer {<text:line-break/><text:tab/>@Override<text:line-break/><text:tab/>protected Class&lt;?&gt;[] getRootConfigClasses() { return new Class[]{WebConfig.class}; }</text:p>
      <text:p text:style-name="P109"><text:tab/>@Override<text:line-break/><text:tab/>protected Class&lt;?&gt;[] getServletConfigClasses() { return null; }</text:p>
      <text:p text:style-name="P109"><text:tab/>@Override<text:line-break/><text:tab/>protected String[] getServletMappings() {return new String[]{"/"};}<text:line-break/>}</text:p>
      <text:p text:style-name="P110"><text:span text:style-name="T5">WebConfig</text:span> replaces<text:span text:style-name="T5"> </text:span>dispatcher-servlet.<text:span text:style-name="T99">xml</text:span> &amp; applicationContext.<text:span text:style-name="T99">xml<text:line-break/>@Configuration<text:line-break/>@EnableWebMvc //enable Spring MVC<text:line-break/>@ComponentScan("controller") //package, for discovery <text:s/>controllers &amp; registration as beans</text:span></text:p>
      <text:p text:style-name="P111">public class WebConfig extends WebMvcConfigurerAdapter {<text:line-break/><text:tab/><text:span text:style-name="T100">@Bean<text:line-break/><text:tab/>public HelloService helloService() { return new HelloServiceImpl(); }</text:span></text:p>
      <text:p text:style-name="P111"><text:span text:style-name="T100"><text:tab/>@Bean<text:line-break/><text:tab/>public ViewResolver viewResolver() {<text:line-break/><text:tab/><text:tab/>InternalResourceViewResolver resolver = new InternalResourceViewResolver();<text:line-break/><text:tab/><text:tab/>resolver.setPrefix("/WEB-INF/jsp/");<text:line-break/><text:tab/><text:tab/>resolver.setSuffix(".jsp");<text:line-break/><text:tab/><text:tab/>return resolver;<text:line-break/><text:tab/>}<text:line-break/>}</text:span></text:p>
      <text:p text:style-name="P159">@RequestMapping<text:line-break/><text:span text:style-name="T47">dispatcher receives web request → attempts to dispatch to controller classess (</text:span><text:span text:style-name="T101">@Controller</text:span><text:span text:style-name="T47">)<text:line-break/>→ dispatching process depends on the various </text:span><text:span text:style-name="T101">@RequestMapping</text:span></text:p>
      <text:p text:style-name="P135">@RequestMapping(value={“/member/remove”, “/member/delete”}, method=RequestMethod.GET)</text:p>
      <text:p text:style-name="P136"><text:span text:style-name="T15">@Controller<text:line-break/>@RequestMapping(“/member/*”) //wildcard<text:line-break/>public class Xcontroller{<text:line-break/><text:tab/>@RequestMapping(“add”)<text:line-break/><text:tab/>public String addMember(Model model){…}</text:span></text:p>
      <text:p text:style-name="P136"><text:span text:style-name="T15"><text:tab/></text:span><text:span text:style-name="T48">@RequestMapping //executed as catch-all<text:line-break/><text:tab/>pulibc void memberList(){…}<text:line-break/>}</text:span></text:p>
      <text:h text:style-name="Heading_20_3" text:outline-level="3"><text:span text:style-name="T48">p</text:span><text:span text:style-name="T15">rocessing form input</text:span></text:h>
      <text:p text:style-name="P155"><text:span text:style-name="T15">&lt;form:form method="POST" action="hello.htm"&gt;Name:<text:line-break/>&lt;input type="text" name="username" size = "15"/&gt;&lt;input type="submit" value="OK"/&gt;<text:line-break/>&lt;/form:form&gt;</text:span></text:p>
      <text:p text:style-name="P154"><text:span text:style-name="T15">@RequestMapping(value = {"/hello"}, method = RequestMethod.POST)<text:line-break/>public String onSubmit( @RequestParam("username") String name, Model model){<text:line-break/><text:tab/>model.addAttribute("helloMessage", helloService.sayHello(name));<text:line-break/><text:tab/>return "helloView";<text:line-break/>}</text:span></text:p>
      <text:p text:style-name="P156"><text:span text:style-name="T15">@RequestParam(value=”x”, </text:span><text:span text:style-name="T5">required</text:span><text:span text:style-name="T15">=true) String name, …</text:span></text:p>
      <text:p text:style-name="P137">Any object can be command object:</text:p>
      <text:p text:style-name="P112">&lt;form:form method="POST" action="registrationMember.htm" modelAttribute="registration"&gt;<text:line-break/><text:tab/>&lt;form:input path="userName" /&gt;<text:line-break/><text:tab/>&lt;form:password path="password" /&gt;<text:line-break/>&lt;/form:form&gt;</text:p>
      <text:p text:style-name="P113">public class Registration {<text:line-break/><text:tab/>private String userName;<text:line-break/><text:tab/>private String password;<text:line-break/><text:tab/>&lt;getters &amp; setters&gt;<text:line-break/>}</text:p>
      <text:p text:style-name="P157"><text:span text:style-name="T15">modelAttribute="registration"&gt; is equivalent to commandName="registration" &gt;</text:span></text:p>
      <text:p text:style-name="P160"><text:span text:style-name="T15">@Controller<text:line-break/>@RequestMapping("/registrationMember")<text:line-break/>public class RegistrationController<text:line-break/><text:tab/>@RequestMapping(method = RequestMethod.GET)<text:line-break/><text:tab/>public String showRegistration(Model model){<text:line-break/><text:tab/><text:tab/>Registration registration = new Registration();<text:line-break/><text:tab/><text:tab/>model.addAttribute("registration", registration);<text:line-break/><text:tab/><text:tab/>return "registrationform";<text:line-break/><text:tab/>}</text:span></text:p>
      <text:p text:style-name="P158"><text:span text:style-name="T15"><text:tab/>@RequestMapping(method = RequestMethod.POST)<text:line-break/><text:tab/>public String processRegistration( @ModelAttribute Registration registration) {…}<text:line-break/>}</text:span></text:p>
      <text:h text:style-name="Heading_20_2" text:outline-level="2">Format &amp; Validation</text:h>
      <text:h text:style-name="Heading_20_3" text:outline-level="3">Web flow: Spring MVC Web framework: processing form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19:26.824752079</meta:creation-date>
    <meta:generator>LibreOffice/5.1.6.2$Linux_X86_64 LibreOffice_project/10m0$Build-2</meta:generator>
    <dc:date>2017-05-25T18:32:50.565519093</dc:date>
    <meta:editing-duration>PT7H32M9S</meta:editing-duration>
    <meta:editing-cycles>307</meta:editing-cycles>
    <meta:document-statistic meta:table-count="1" meta:image-count="3" meta:object-count="0" meta:page-count="16" meta:paragraph-count="227" meta:word-count="2720" meta:character-count="22958" meta:non-whitespace-character-count="20412"/>
  </office:meta>
</office:document-meta>
</file>